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17.5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S3-1_gpu" table:style-name="ta1">
        <table:shapes>
          <draw:frame draw:z-index="0" draw:style-name="gr1" draw:text-style-name="P1" svg:width="159.99mm" svg:height="89.99mm" svg:x="9.68mm" svg:y="72.93mm">
            <loext:p draw:notify-on-update-of-ranges="'PS3-1_gpu'.A3:'PS3-1_gpu'.A35 'PS3-1_gpu'.C2:'PS3-1_gpu'.C2 'PS3-1_gpu'.C3:'PS3-1_gpu'.C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89mm" svg:height="90.01mm" svg:x="175.82mm" svg:y="73.14mm">
            <loext:p draw:notify-on-update-of-ranges="'PS3-1_gpu'.A3:'PS3-1_gpu'.A33 'PS3-1_gpu'.L2:'PS3-1_gpu'.L2 'PS3-1_gpu'.L3:'PS3-1_gpu'.L33 'PS3-1_gpu'.M2:'PS3-1_gpu'.M2 'PS3-1_gpu'.M3:'PS3-1_gpu'.M33 'PS3-1_gpu'.N2:'PS3-1_gpu'.N2 'PS3-1_gpu'.N3:'PS3-1_gpu'.N33 'PS3-1_gpu'.O2:'PS3-1_gpu'.O2 'PS3-1_gpu'.O3:'PS3-1_gpu'.O33 'PS3-1_gpu'.P2:'PS3-1_gpu'.P2 'PS3-1_gpu'.P3:'PS3-1_gpu'.P33 'PS3-1_gpu'.Q2:'PS3-1_gpu'.Q2 'PS3-1_gpu'.Q3:'PS3-1_gpu'.Q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write f</text:p>
          </table:table-cell>
          <table:table-cell office:value-type="string" calcext:value-type="string">
            <text:p>read f</text:p>
          </table:table-cell>
          <table:table-cell office:value-type="string" calcext:value-type="string">
            <text:p>write tmp</text:p>
          </table:table-cell>
          <table:table-cell office:value-type="string" calcext:value-type="string">
            <text:p>read tmp</text:p>
          </table:table-cell>
          <table:table-cell office:value-type="string" calcext:value-type="string">
            <text:p>write u</text:p>
          </table:table-cell>
          <table:table-cell office:value-type="string" calcext:value-type="string">
            <text:p>read u</text:p>
          </table:table-cell>
          <table:table-cell office:value-type="string" calcext:value-type="string">
            <text:p>sum write</text:p>
          </table:table-cell>
          <table:table-cell office:value-type="string" calcext:value-type="string">
            <text:p>sum read</text:p>
          </table:table-cell>
          <table:table-cell office:value-type="string" calcext:value-type="string">
            <text:p>10w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100w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1000w</text:p>
          </table:table-cell>
          <table:table-cell office:value-type="string" calcext:value-type="string">
            <text:p>1000r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0.53088" calcext:value-type="float">
            <text:p>0,53088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.094208" calcext:value-type="float">
            <text:p>0,094208</text:p>
          </table:table-cell>
          <table:table-cell office:value-type="float" office:value="0.082432" calcext:value-type="float">
            <text:p>0,082432</text:p>
          </table:table-cell>
          <table:table-cell office:value-type="float" office:value="0" calcext:value-type="float">
            <text:p>0</text:p>
          </table:table-cell>
          <table:table-cell table:formula="of:=[.D3]+[.F3]+[.H3]" office:value-type="float" office:value="0.08448" calcext:value-type="float">
            <text:p>0,08448</text:p>
          </table:table-cell>
          <table:table-cell table:formula="of:=[.E3]+[.G3]+[.I3]" office:value-type="float" office:value="0.094208" calcext:value-type="float">
            <text:p>0,094208</text:p>
          </table:table-cell>
          <table:table-cell table:formula="of:=[.J3]" office:value-type="float" office:value="0.08448" calcext:value-type="float">
            <text:p>0,08448</text:p>
          </table:table-cell>
          <table:table-cell table:formula="of:=[.K3]" office:value-type="float" office:value="0.094208" calcext:value-type="float">
            <text:p>0,094208</text:p>
          </table:table-cell>
          <table:table-cell table:formula="of:=[.J4]" office:value-type="float" office:value="0.749664" calcext:value-type="float">
            <text:p>0,749664</text:p>
          </table:table-cell>
          <table:table-cell table:formula="of:=[.K4]" office:value-type="float" office:value="0.93024" calcext:value-type="float">
            <text:p>0,93024</text:p>
          </table:table-cell>
          <table:table-cell table:formula="of:=[.J5]" office:value-type="float" office:value="7.524894" calcext:value-type="float">
            <text:p>7,524894</text:p>
          </table:table-cell>
          <table:table-cell table:formula="of:=[.K5]" office:value-type="float" office:value="9.4097" calcext:value-type="float">
            <text:p>9,4097</text:p>
          </table:table-cell>
        </table:table-row>
        <table:table-row table:style-name="ro1" table:visibility="filter">
          <table:table-cell office:value-type="string" calcext:value-type="string">
            <text:p>4x4</text:p>
          </table:table-cell>
          <table:table-cell office:value-type="float" office:value="1000" calcext:value-type="float">
            <text:p>1000</text:p>
          </table:table-cell>
          <table:table-cell office:value-type="float" office:value="5.488" calcext:value-type="float">
            <text:p>5,488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000896" calcext:value-type="float">
            <text:p>0,000896</text:p>
          </table:table-cell>
          <table:table-cell office:value-type="float" office:value="0.93024" calcext:value-type="float">
            <text:p>0,93024</text:p>
          </table:table-cell>
          <table:table-cell office:value-type="float" office:value="0.747744" calcext:value-type="float">
            <text:p>0,747744</text:p>
          </table:table-cell>
          <table:table-cell office:value-type="float" office:value="0" calcext:value-type="float">
            <text:p>0</text:p>
          </table:table-cell>
          <table:table-cell table:formula="of:=[.D4]+[.F4]+[.H4]" office:value-type="float" office:value="0.749664" calcext:value-type="float">
            <text:p>0,749664</text:p>
          </table:table-cell>
          <table:table-cell table:formula="of:=[.E4]+[.G4]+[.I4]" office:value-type="float" office:value="0.93024" calcext:value-type="float">
            <text:p>0,9302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x4</text:p>
          </table:table-cell>
          <table:table-cell office:value-type="float" office:value="10000" calcext:value-type="float">
            <text:p>10000</text:p>
          </table:table-cell>
          <table:table-cell office:value-type="float" office:value="54.7409" calcext:value-type="float">
            <text:p>54,7409</text:p>
          </table:table-cell>
          <table:table-cell office:value-type="float" office:value="0.001024" calcext:value-type="float">
            <text:p>0,00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097" calcext:value-type="float">
            <text:p>9,4097</text:p>
          </table:table-cell>
          <table:table-cell office:value-type="float" office:value="7.52387" calcext:value-type="float">
            <text:p>7,52387</text:p>
          </table:table-cell>
          <table:table-cell office:value-type="float" office:value="0" calcext:value-type="float">
            <text:p>0</text:p>
          </table:table-cell>
          <table:table-cell table:formula="of:=[.D5]+[.F5]+[.H5]" office:value-type="float" office:value="7.524894" calcext:value-type="float">
            <text:p>7,524894</text:p>
          </table:table-cell>
          <table:table-cell table:formula="of:=[.E5]+[.G5]+[.I5]" office:value-type="float" office:value="9.4097" calcext:value-type="float">
            <text:p>9,4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x8</text:p>
          </table:table-cell>
          <table:table-cell office:value-type="float" office:value="100" calcext:value-type="float">
            <text:p>100</text:p>
          </table:table-cell>
          <table:table-cell office:value-type="float" office:value="55.2494" calcext:value-type="float">
            <text:p>55,2494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.094816" calcext:value-type="float">
            <text:p>0,094816</text:p>
          </table:table-cell>
          <table:table-cell office:value-type="float" office:value="0.076672" calcext:value-type="float">
            <text:p>0,076672</text:p>
          </table:table-cell>
          <table:table-cell office:value-type="float" office:value="0" calcext:value-type="float">
            <text:p>0</text:p>
          </table:table-cell>
          <table:table-cell table:formula="of:=[.D6]+[.F6]+[.H6]" office:value-type="float" office:value="0.07872" calcext:value-type="float">
            <text:p>0,07872</text:p>
          </table:table-cell>
          <table:table-cell table:formula="of:=[.E6]+[.G6]+[.I6]" office:value-type="float" office:value="0.094816" calcext:value-type="float">
            <text:p>0,094816</text:p>
          </table:table-cell>
          <table:table-cell table:formula="of:=[.J6]" office:value-type="float" office:value="0.07872" calcext:value-type="float">
            <text:p>0,07872</text:p>
          </table:table-cell>
          <table:table-cell table:formula="of:=[.K6]" office:value-type="float" office:value="0.094816" calcext:value-type="float">
            <text:p>0,094816</text:p>
          </table:table-cell>
          <table:table-cell table:formula="of:=[.J7]" office:value-type="float" office:value="0.748" calcext:value-type="float">
            <text:p>0,748</text:p>
          </table:table-cell>
          <table:table-cell table:formula="of:=[.K7]" office:value-type="float" office:value="0.96192" calcext:value-type="float">
            <text:p>0,96192</text:p>
          </table:table-cell>
          <table:table-cell table:formula="of:=[.J8]" office:value-type="float" office:value="7.63686" calcext:value-type="float">
            <text:p>7,63686</text:p>
          </table:table-cell>
          <table:table-cell table:formula="of:=[.K8]" office:value-type="float" office:value="9.49363" calcext:value-type="float">
            <text:p>9,49363</text:p>
          </table:table-cell>
        </table:table-row>
        <table:table-row table:style-name="ro1" table:visibility="filter">
          <table:table-cell office:value-type="string" calcext:value-type="string">
            <text:p>8x8</text:p>
          </table:table-cell>
          <table:table-cell office:value-type="float" office:value="1000" calcext:value-type="float">
            <text:p>1000</text:p>
          </table:table-cell>
          <table:table-cell office:value-type="float" office:value="60.2013" calcext:value-type="float">
            <text:p>60,2013</text:p>
          </table:table-cell>
          <table:table-cell office:value-type="float" office:value="0.001024" calcext:value-type="float">
            <text:p>0,00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192" calcext:value-type="float">
            <text:p>0,96192</text:p>
          </table:table-cell>
          <table:table-cell office:value-type="float" office:value="0.746976" calcext:value-type="float">
            <text:p>0,746976</text:p>
          </table:table-cell>
          <table:table-cell office:value-type="float" office:value="0" calcext:value-type="float">
            <text:p>0</text:p>
          </table:table-cell>
          <table:table-cell table:formula="of:=[.D7]+[.F7]+[.H7]" office:value-type="float" office:value="0.748" calcext:value-type="float">
            <text:p>0,748</text:p>
          </table:table-cell>
          <table:table-cell table:formula="of:=[.E7]+[.G7]+[.I7]" office:value-type="float" office:value="0.96192" calcext:value-type="float">
            <text:p>0,9619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8x8</text:p>
          </table:table-cell>
          <table:table-cell office:value-type="float" office:value="10000" calcext:value-type="float">
            <text:p>10000</text:p>
          </table:table-cell>
          <table:table-cell office:value-type="float" office:value="110.106" calcext:value-type="float">
            <text:p>110,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6" calcext:value-type="float">
            <text:p>0,00096</text:p>
          </table:table-cell>
          <table:table-cell office:value-type="float" office:value="9.49363" calcext:value-type="float">
            <text:p>9,49363</text:p>
          </table:table-cell>
          <table:table-cell office:value-type="float" office:value="7.6359" calcext:value-type="float">
            <text:p>7,6359</text:p>
          </table:table-cell>
          <table:table-cell office:value-type="float" office:value="0" calcext:value-type="float">
            <text:p>0</text:p>
          </table:table-cell>
          <table:table-cell table:formula="of:=[.D8]+[.F8]+[.H8]" office:value-type="float" office:value="7.63686" calcext:value-type="float">
            <text:p>7,63686</text:p>
          </table:table-cell>
          <table:table-cell table:formula="of:=[.E8]+[.G8]+[.I8]" office:value-type="float" office:value="9.49363" calcext:value-type="float">
            <text:p>9,49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x16</text:p>
          </table:table-cell>
          <table:table-cell office:value-type="float" office:value="100" calcext:value-type="float">
            <text:p>100</text:p>
          </table:table-cell>
          <table:table-cell office:value-type="float" office:value="110.625" calcext:value-type="float">
            <text:p>110,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8784" calcext:value-type="float">
            <text:p>0,098784</text:p>
          </table:table-cell>
          <table:table-cell office:value-type="float" office:value="0.083584" calcext:value-type="float">
            <text:p>0,083584</text:p>
          </table:table-cell>
          <table:table-cell office:value-type="float" office:value="0" calcext:value-type="float">
            <text:p>0</text:p>
          </table:table-cell>
          <table:table-cell table:formula="of:=[.D9]+[.F9]+[.H9]" office:value-type="float" office:value="0.083584" calcext:value-type="float">
            <text:p>0,083584</text:p>
          </table:table-cell>
          <table:table-cell table:formula="of:=[.E9]+[.G9]+[.I9]" office:value-type="float" office:value="0.098784" calcext:value-type="float">
            <text:p>0,098784</text:p>
          </table:table-cell>
          <table:table-cell table:formula="of:=[.J9]" office:value-type="float" office:value="0.083584" calcext:value-type="float">
            <text:p>0,083584</text:p>
          </table:table-cell>
          <table:table-cell table:formula="of:=[.K9]" office:value-type="float" office:value="0.098784" calcext:value-type="float">
            <text:p>0,098784</text:p>
          </table:table-cell>
          <table:table-cell table:formula="of:=[.J10]" office:value-type="float" office:value="0.816992" calcext:value-type="float">
            <text:p>0,816992</text:p>
          </table:table-cell>
          <table:table-cell table:formula="of:=[.K10]" office:value-type="float" office:value="0.960576" calcext:value-type="float">
            <text:p>0,960576</text:p>
          </table:table-cell>
          <table:table-cell table:formula="of:=[.J11]" office:value-type="float" office:value="8.184706" calcext:value-type="float">
            <text:p>8,184706</text:p>
          </table:table-cell>
          <table:table-cell table:formula="of:=[.K11]" office:value-type="float" office:value="9.75987" calcext:value-type="float">
            <text:p>9,75987</text:p>
          </table:table-cell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float" office:value="1000" calcext:value-type="float">
            <text:p>1000</text:p>
          </table:table-cell>
          <table:table-cell office:value-type="float" office:value="115.812" calcext:value-type="float">
            <text:p>115,812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.960576" calcext:value-type="float">
            <text:p>0,960576</text:p>
          </table:table-cell>
          <table:table-cell office:value-type="float" office:value="0.814944" calcext:value-type="float">
            <text:p>0,814944</text:p>
          </table:table-cell>
          <table:table-cell office:value-type="float" office:value="0" calcext:value-type="float">
            <text:p>0</text:p>
          </table:table-cell>
          <table:table-cell table:formula="of:=[.D10]+[.F10]+[.H10]" office:value-type="float" office:value="0.816992" calcext:value-type="float">
            <text:p>0,816992</text:p>
          </table:table-cell>
          <table:table-cell table:formula="of:=[.E10]+[.G10]+[.I10]" office:value-type="float" office:value="0.960576" calcext:value-type="float">
            <text:p>0,96057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float" office:value="10000" calcext:value-type="float">
            <text:p>10000</text:p>
          </table:table-cell>
          <table:table-cell office:value-type="float" office:value="167.597" calcext:value-type="float">
            <text:p>167,597</text:p>
          </table:table-cell>
          <table:table-cell office:value-type="float" office:value="0.000832" calcext:value-type="float">
            <text:p>0,000832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9.75987" calcext:value-type="float">
            <text:p>9,75987</text:p>
          </table:table-cell>
          <table:table-cell office:value-type="float" office:value="8.18285" calcext:value-type="float">
            <text:p>8,18285</text:p>
          </table:table-cell>
          <table:table-cell office:value-type="float" office:value="0" calcext:value-type="float">
            <text:p>0</text:p>
          </table:table-cell>
          <table:table-cell table:formula="of:=[.D11]+[.F11]+[.H11]" office:value-type="float" office:value="8.184706" calcext:value-type="float">
            <text:p>8,184706</text:p>
          </table:table-cell>
          <table:table-cell table:formula="of:=[.E11]+[.G11]+[.I11]" office:value-type="float" office:value="9.75987" calcext:value-type="float">
            <text:p>9,75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x32</text:p>
          </table:table-cell>
          <table:table-cell office:value-type="float" office:value="100" calcext:value-type="float">
            <text:p>100</text:p>
          </table:table-cell>
          <table:table-cell office:value-type="float" office:value="168.174" calcext:value-type="float">
            <text:p>168,174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.106688" calcext:value-type="float">
            <text:p>0,106688</text:p>
          </table:table-cell>
          <table:table-cell office:value-type="float" office:value="0.110816" calcext:value-type="float">
            <text:p>0,110816</text:p>
          </table:table-cell>
          <table:table-cell office:value-type="float" office:value="0" calcext:value-type="float">
            <text:p>0</text:p>
          </table:table-cell>
          <table:table-cell table:formula="of:=[.D12]+[.F12]+[.H12]" office:value-type="float" office:value="0.112864" calcext:value-type="float">
            <text:p>0,112864</text:p>
          </table:table-cell>
          <table:table-cell table:formula="of:=[.E12]+[.G12]+[.I12]" office:value-type="float" office:value="0.106688" calcext:value-type="float">
            <text:p>0,106688</text:p>
          </table:table-cell>
          <table:table-cell table:formula="of:=[.J12]" office:value-type="float" office:value="0.112864" calcext:value-type="float">
            <text:p>0,112864</text:p>
          </table:table-cell>
          <table:table-cell table:formula="of:=[.K12]" office:value-type="float" office:value="0.106688" calcext:value-type="float">
            <text:p>0,106688</text:p>
          </table:table-cell>
          <table:table-cell table:formula="of:=[.J13]" office:value-type="float" office:value="1.108734" calcext:value-type="float">
            <text:p>1,108734</text:p>
          </table:table-cell>
          <table:table-cell table:formula="of:=[.K13]" office:value-type="float" office:value="1.07126" calcext:value-type="float">
            <text:p>1,07126</text:p>
          </table:table-cell>
          <table:table-cell table:formula="of:=[.J14]" office:value-type="float" office:value="10.974348" calcext:value-type="float">
            <text:p>10,974348</text:p>
          </table:table-cell>
          <table:table-cell table:formula="of:=[.K14]" office:value-type="float" office:value="10.6553" calcext:value-type="float">
            <text:p>10,6553</text:p>
          </table:table-cell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float" office:value="1000" calcext:value-type="float">
            <text:p>1000</text:p>
          </table:table-cell>
          <table:table-cell office:value-type="float" office:value="173.61" calcext:value-type="float">
            <text:p>173,61</text:p>
          </table:table-cell>
          <table:table-cell office:value-type="float" office:value="0.005888" calcext:value-type="float">
            <text:p>0,005888</text:p>
          </table:table-cell>
          <table:table-cell office:value-type="float" office:value="0" calcext:value-type="float">
            <text:p>0</text:p>
          </table:table-cell>
          <table:table-cell office:value-type="float" office:value="0.000896" calcext:value-type="float">
            <text:p>0,000896</text:p>
          </table:table-cell>
          <table:table-cell office:value-type="float" office:value="1.07126" calcext:value-type="float">
            <text:p>1,07126</text:p>
          </table:table-cell>
          <table:table-cell office:value-type="float" office:value="1.10195" calcext:value-type="float">
            <text:p>1,10195</text:p>
          </table:table-cell>
          <table:table-cell office:value-type="float" office:value="0" calcext:value-type="float">
            <text:p>0</text:p>
          </table:table-cell>
          <table:table-cell table:formula="of:=[.D13]+[.F13]+[.H13]" office:value-type="float" office:value="1.108734" calcext:value-type="float">
            <text:p>1,108734</text:p>
          </table:table-cell>
          <table:table-cell table:formula="of:=[.E13]+[.G13]+[.I13]" office:value-type="float" office:value="1.07126" calcext:value-type="float">
            <text:p>1,0712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float" office:value="10000" calcext:value-type="float">
            <text:p>10000</text:p>
          </table:table-cell>
          <table:table-cell office:value-type="float" office:value="227.86" calcext:value-type="float">
            <text:p>227,86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10.6553" calcext:value-type="float">
            <text:p>10,6553</text:p>
          </table:table-cell>
          <table:table-cell office:value-type="float" office:value="10.9723" calcext:value-type="float">
            <text:p>10,9723</text:p>
          </table:table-cell>
          <table:table-cell office:value-type="float" office:value="0" calcext:value-type="float">
            <text:p>0</text:p>
          </table:table-cell>
          <table:table-cell table:formula="of:=[.D14]+[.F14]+[.H14]" office:value-type="float" office:value="10.974348" calcext:value-type="float">
            <text:p>10,974348</text:p>
          </table:table-cell>
          <table:table-cell table:formula="of:=[.E14]+[.G14]+[.I14]" office:value-type="float" office:value="10.6553" calcext:value-type="float">
            <text:p>10,65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4x64</text:p>
          </table:table-cell>
          <table:table-cell office:value-type="float" office:value="100" calcext:value-type="float">
            <text:p>100</text:p>
          </table:table-cell>
          <table:table-cell office:value-type="float" office:value="228.526" calcext:value-type="float">
            <text:p>228,526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0.2848" calcext:value-type="float">
            <text:p>0,2848</text:p>
          </table:table-cell>
          <table:table-cell office:value-type="float" office:value="0.227328" calcext:value-type="float">
            <text:p>0,227328</text:p>
          </table:table-cell>
          <table:table-cell office:value-type="float" office:value="0" calcext:value-type="float">
            <text:p>0</text:p>
          </table:table-cell>
          <table:table-cell table:formula="of:=[.D15]+[.F15]+[.H15]" office:value-type="float" office:value="0.231424" calcext:value-type="float">
            <text:p>0,231424</text:p>
          </table:table-cell>
          <table:table-cell table:formula="of:=[.E15]+[.G15]+[.I15]" office:value-type="float" office:value="0.2848" calcext:value-type="float">
            <text:p>0,2848</text:p>
          </table:table-cell>
          <table:table-cell table:formula="of:=[.J15]" office:value-type="float" office:value="0.231424" calcext:value-type="float">
            <text:p>0,231424</text:p>
          </table:table-cell>
          <table:table-cell table:formula="of:=[.K15]" office:value-type="float" office:value="0.2848" calcext:value-type="float">
            <text:p>0,2848</text:p>
          </table:table-cell>
          <table:table-cell table:formula="of:=[.J16]" office:value-type="float" office:value="2.221086" calcext:value-type="float">
            <text:p>2,221086</text:p>
          </table:table-cell>
          <table:table-cell table:formula="of:=[.K16]" office:value-type="float" office:value="2.86614" calcext:value-type="float">
            <text:p>2,86614</text:p>
          </table:table-cell>
          <table:table-cell table:formula="of:=[.J17]" office:value-type="float" office:value="22.315096" calcext:value-type="float">
            <text:p>22,315096</text:p>
          </table:table-cell>
          <table:table-cell table:formula="of:=[.K17]" office:value-type="float" office:value="28.9257" calcext:value-type="float">
            <text:p>28,9257</text:p>
          </table:table-cell>
        </table:table-row>
        <table:table-row table:style-name="ro1" table:visibility="filter">
          <table:table-cell office:value-type="string" calcext:value-type="string">
            <text:p>64x64</text:p>
          </table:table-cell>
          <table:table-cell office:value-type="float" office:value="1000" calcext:value-type="float">
            <text:p>1000</text:p>
          </table:table-cell>
          <table:table-cell office:value-type="float" office:value="235.12" calcext:value-type="float">
            <text:p>235,12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2.86614" calcext:value-type="float">
            <text:p>2,86614</text:p>
          </table:table-cell>
          <table:table-cell office:value-type="float" office:value="2.21699" calcext:value-type="float">
            <text:p>2,21699</text:p>
          </table:table-cell>
          <table:table-cell office:value-type="float" office:value="0" calcext:value-type="float">
            <text:p>0</text:p>
          </table:table-cell>
          <table:table-cell table:formula="of:=[.D16]+[.F16]+[.H16]" office:value-type="float" office:value="2.221086" calcext:value-type="float">
            <text:p>2,221086</text:p>
          </table:table-cell>
          <table:table-cell table:formula="of:=[.E16]+[.G16]+[.I16]" office:value-type="float" office:value="2.86614" calcext:value-type="float">
            <text:p>2,8661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64x64</text:p>
          </table:table-cell>
          <table:table-cell office:value-type="float" office:value="10000" calcext:value-type="float">
            <text:p>10000</text:p>
          </table:table-cell>
          <table:table-cell office:value-type="float" office:value="300.299" calcext:value-type="float">
            <text:p>300,299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28.9257" calcext:value-type="float">
            <text:p>28,9257</text:p>
          </table:table-cell>
          <table:table-cell office:value-type="float" office:value="22.311" calcext:value-type="float">
            <text:p>22,311</text:p>
          </table:table-cell>
          <table:table-cell office:value-type="float" office:value="0" calcext:value-type="float">
            <text:p>0</text:p>
          </table:table-cell>
          <table:table-cell table:formula="of:=[.D17]+[.F17]+[.H17]" office:value-type="float" office:value="22.315096" calcext:value-type="float">
            <text:p>22,315096</text:p>
          </table:table-cell>
          <table:table-cell table:formula="of:=[.E17]+[.G17]+[.I17]" office:value-type="float" office:value="28.9257" calcext:value-type="float">
            <text:p>28,9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8x128</text:p>
          </table:table-cell>
          <table:table-cell office:value-type="float" office:value="100" calcext:value-type="float">
            <text:p>100</text:p>
          </table:table-cell>
          <table:table-cell office:value-type="float" office:value="301.503" calcext:value-type="float">
            <text:p>301,503</text:p>
          </table:table-cell>
          <table:table-cell office:value-type="float" office:value="0.009216" calcext:value-type="float">
            <text:p>0,009216</text:p>
          </table:table-cell>
          <table:table-cell office:value-type="float" office:value="0" calcext:value-type="float">
            <text:p>0</text:p>
          </table:table-cell>
          <table:table-cell office:value-type="float" office:value="0.009216" calcext:value-type="float">
            <text:p>0,009216</text:p>
          </table:table-cell>
          <table:table-cell office:value-type="float" office:value="1.04445" calcext:value-type="float">
            <text:p>1,04445</text:p>
          </table:table-cell>
          <table:table-cell office:value-type="float" office:value="0.956416" calcext:value-type="float">
            <text:p>0,956416</text:p>
          </table:table-cell>
          <table:table-cell office:value-type="float" office:value="0" calcext:value-type="float">
            <text:p>0</text:p>
          </table:table-cell>
          <table:table-cell table:formula="of:=[.D18]+[.F18]+[.H18]" office:value-type="float" office:value="0.974848" calcext:value-type="float">
            <text:p>0,974848</text:p>
          </table:table-cell>
          <table:table-cell table:formula="of:=[.E18]+[.G18]+[.I18]" office:value-type="float" office:value="1.04445" calcext:value-type="float">
            <text:p>1,04445</text:p>
          </table:table-cell>
          <table:table-cell table:formula="of:=[.J18]" office:value-type="float" office:value="0.974848" calcext:value-type="float">
            <text:p>0,974848</text:p>
          </table:table-cell>
          <table:table-cell table:formula="of:=[.K18]" office:value-type="float" office:value="1.04445" calcext:value-type="float">
            <text:p>1,04445</text:p>
          </table:table-cell>
          <table:table-cell table:formula="of:=[.J19]" office:value-type="float" office:value="9.474052" calcext:value-type="float">
            <text:p>9,474052</text:p>
          </table:table-cell>
          <table:table-cell table:formula="of:=[.K19]" office:value-type="float" office:value="10.3792" calcext:value-type="float">
            <text:p>10,3792</text:p>
          </table:table-cell>
          <table:table-cell table:formula="of:=[.J20]" office:value-type="float" office:value="94.228432" calcext:value-type="float">
            <text:p>94,228432</text:p>
          </table:table-cell>
          <table:table-cell table:formula="of:=[.K20]" office:value-type="float" office:value="103.936" calcext:value-type="float">
            <text:p>103,936</text:p>
          </table:table-cell>
        </table:table-row>
        <table:table-row table:style-name="ro1" table:visibility="filter">
          <table:table-cell office:value-type="string" calcext:value-type="string">
            <text:p>128x128</text:p>
          </table:table-cell>
          <table:table-cell office:value-type="float" office:value="1000" calcext:value-type="float">
            <text:p>1000</text:p>
          </table:table-cell>
          <table:table-cell office:value-type="float" office:value="313.542" calcext:value-type="float">
            <text:p>313,542</text:p>
          </table:table-cell>
          <table:table-cell office:value-type="float" office:value="0.009216" calcext:value-type="float">
            <text:p>0,009216</text:p>
          </table:table-cell>
          <table:table-cell office:value-type="float" office:value="0" calcext:value-type="float">
            <text:p>0</text:p>
          </table:table-cell>
          <table:table-cell office:value-type="float" office:value="0.009216" calcext:value-type="float">
            <text:p>0,009216</text:p>
          </table:table-cell>
          <table:table-cell office:value-type="float" office:value="10.3792" calcext:value-type="float">
            <text:p>10,3792</text:p>
          </table:table-cell>
          <table:table-cell office:value-type="float" office:value="9.45562" calcext:value-type="float">
            <text:p>9,45562</text:p>
          </table:table-cell>
          <table:table-cell office:value-type="float" office:value="0" calcext:value-type="float">
            <text:p>0</text:p>
          </table:table-cell>
          <table:table-cell table:formula="of:=[.D19]+[.F19]+[.H19]" office:value-type="float" office:value="9.474052" calcext:value-type="float">
            <text:p>9,474052</text:p>
          </table:table-cell>
          <table:table-cell table:formula="of:=[.E19]+[.G19]+[.I19]" office:value-type="float" office:value="10.3792" calcext:value-type="float">
            <text:p>10,379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28x128</text:p>
          </table:table-cell>
          <table:table-cell office:value-type="float" office:value="10000" calcext:value-type="float">
            <text:p>10000</text:p>
          </table:table-cell>
          <table:table-cell office:value-type="float" office:value="434.321" calcext:value-type="float">
            <text:p>434,321</text:p>
          </table:table-cell>
          <table:table-cell office:value-type="float" office:value="0.009216" calcext:value-type="float">
            <text:p>0,009216</text:p>
          </table:table-cell>
          <table:table-cell office:value-type="float" office:value="0" calcext:value-type="float">
            <text:p>0</text:p>
          </table:table-cell>
          <table:table-cell office:value-type="float" office:value="0.009216" calcext:value-type="float">
            <text:p>0,009216</text:p>
          </table:table-cell>
          <table:table-cell office:value-type="float" office:value="103.936" calcext:value-type="float">
            <text:p>103,936</text:p>
          </table:table-cell>
          <table:table-cell office:value-type="float" office:value="94.21" calcext:value-type="float">
            <text:p>94,21</text:p>
          </table:table-cell>
          <table:table-cell office:value-type="float" office:value="0" calcext:value-type="float">
            <text:p>0</text:p>
          </table:table-cell>
          <table:table-cell table:formula="of:=[.D20]+[.F20]+[.H20]" office:value-type="float" office:value="94.228432" calcext:value-type="float">
            <text:p>94,228432</text:p>
          </table:table-cell>
          <table:table-cell table:formula="of:=[.E20]+[.G20]+[.I20]" office:value-type="float" office:value="103.936" calcext:value-type="float">
            <text:p>103,9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6x256</text:p>
          </table:table-cell>
          <table:table-cell office:value-type="float" office:value="100" calcext:value-type="float">
            <text:p>100</text:p>
          </table:table-cell>
          <table:table-cell office:value-type="float" office:value="438.024" calcext:value-type="float">
            <text:p>438,024</text:p>
          </table:table-cell>
          <table:table-cell office:value-type="float" office:value="0.049216" calcext:value-type="float">
            <text:p>0,049216</text:p>
          </table:table-cell>
          <table:table-cell office:value-type="float" office:value="0" calcext:value-type="float">
            <text:p>0</text:p>
          </table:table-cell>
          <table:table-cell office:value-type="float" office:value="0.04864" calcext:value-type="float">
            <text:p>0,04864</text:p>
          </table:table-cell>
          <table:table-cell office:value-type="float" office:value="4.09459" calcext:value-type="float">
            <text:p>4,09459</text:p>
          </table:table-cell>
          <table:table-cell office:value-type="float" office:value="4.90928" calcext:value-type="float">
            <text:p>4,90928</text:p>
          </table:table-cell>
          <table:table-cell office:value-type="float" office:value="0" calcext:value-type="float">
            <text:p>0</text:p>
          </table:table-cell>
          <table:table-cell table:formula="of:=[.D21]+[.F21]+[.H21]" office:value-type="float" office:value="5.007136" calcext:value-type="float">
            <text:p>5,007136</text:p>
          </table:table-cell>
          <table:table-cell table:formula="of:=[.E21]+[.G21]+[.I21]" office:value-type="float" office:value="4.09459" calcext:value-type="float">
            <text:p>4,09459</text:p>
          </table:table-cell>
          <table:table-cell table:formula="of:=[.J21]" office:value-type="float" office:value="5.007136" calcext:value-type="float">
            <text:p>5,007136</text:p>
          </table:table-cell>
          <table:table-cell table:formula="of:=[.K21]" office:value-type="float" office:value="4.09459" calcext:value-type="float">
            <text:p>4,09459</text:p>
          </table:table-cell>
          <table:table-cell table:formula="of:=[.J22]" office:value-type="float" office:value="48.786148" calcext:value-type="float">
            <text:p>48,786148</text:p>
          </table:table-cell>
          <table:table-cell table:formula="of:=[.K22]" office:value-type="float" office:value="40.9684" calcext:value-type="float">
            <text:p>40,9684</text:p>
          </table:table-cell>
          <table:table-cell table:formula="of:=[.J23]" office:value-type="float" office:value="486.377184" calcext:value-type="float">
            <text:p>486,377184</text:p>
          </table:table-cell>
          <table:table-cell table:formula="of:=[.K23]" office:value-type="float" office:value="410.294" calcext:value-type="float">
            <text:p>410,294</text:p>
          </table:table-cell>
        </table:table-row>
        <table:table-row table:style-name="ro1" table:visibility="filter">
          <table:table-cell office:value-type="string" calcext:value-type="string">
            <text:p>256x256</text:p>
          </table:table-cell>
          <table:table-cell office:value-type="float" office:value="1000" calcext:value-type="float">
            <text:p>1000</text:p>
          </table:table-cell>
          <table:table-cell office:value-type="float" office:value="476.203" calcext:value-type="float">
            <text:p>476,203</text:p>
          </table:table-cell>
          <table:table-cell office:value-type="float" office:value="0.04864" calcext:value-type="float">
            <text:p>0,04864</text:p>
          </table:table-cell>
          <table:table-cell office:value-type="float" office:value="0" calcext:value-type="float">
            <text:p>0</text:p>
          </table:table-cell>
          <table:table-cell office:value-type="float" office:value="0.048608" calcext:value-type="float">
            <text:p>0,048608</text:p>
          </table:table-cell>
          <table:table-cell office:value-type="float" office:value="40.9684" calcext:value-type="float">
            <text:p>40,9684</text:p>
          </table:table-cell>
          <table:table-cell office:value-type="float" office:value="48.6889" calcext:value-type="float">
            <text:p>48,6889</text:p>
          </table:table-cell>
          <table:table-cell office:value-type="float" office:value="0" calcext:value-type="float">
            <text:p>0</text:p>
          </table:table-cell>
          <table:table-cell table:formula="of:=[.D22]+[.F22]+[.H22]" office:value-type="float" office:value="48.786148" calcext:value-type="float">
            <text:p>48,786148</text:p>
          </table:table-cell>
          <table:table-cell table:formula="of:=[.E22]+[.G22]+[.I22]" office:value-type="float" office:value="40.9684" calcext:value-type="float">
            <text:p>40,968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56x256</text:p>
          </table:table-cell>
          <table:table-cell office:value-type="float" office:value="10000" calcext:value-type="float">
            <text:p>10000</text:p>
          </table:table-cell>
          <table:table-cell office:value-type="float" office:value="846.514" calcext:value-type="float">
            <text:p>846,514</text:p>
          </table:table-cell>
          <table:table-cell office:value-type="float" office:value="0.04864" calcext:value-type="float">
            <text:p>0,04864</text:p>
          </table:table-cell>
          <table:table-cell office:value-type="float" office:value="0" calcext:value-type="float">
            <text:p>0</text:p>
          </table:table-cell>
          <table:table-cell office:value-type="float" office:value="0.048544" calcext:value-type="float">
            <text:p>0,048544</text:p>
          </table:table-cell>
          <table:table-cell office:value-type="float" office:value="410.294" calcext:value-type="float">
            <text:p>410,294</text:p>
          </table:table-cell>
          <table:table-cell office:value-type="float" office:value="486.28" calcext:value-type="float">
            <text:p>486,28</text:p>
          </table:table-cell>
          <table:table-cell office:value-type="float" office:value="0" calcext:value-type="float">
            <text:p>0</text:p>
          </table:table-cell>
          <table:table-cell table:formula="of:=[.D23]+[.F23]+[.H23]" office:value-type="float" office:value="486.377184" calcext:value-type="float">
            <text:p>486,377184</text:p>
          </table:table-cell>
          <table:table-cell table:formula="of:=[.E23]+[.G23]+[.I23]" office:value-type="float" office:value="410.294" calcext:value-type="float">
            <text:p>410,2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12x512</text:p>
          </table:table-cell>
          <table:table-cell office:value-type="float" office:value="100" calcext:value-type="float">
            <text:p>100</text:p>
          </table:table-cell>
          <table:table-cell office:value-type="float" office:value="859.777" calcext:value-type="float">
            <text:p>859,777</text:p>
          </table:table-cell>
          <table:table-cell office:value-type="float" office:value="0.191104" calcext:value-type="float">
            <text:p>0,191104</text:p>
          </table:table-cell>
          <table:table-cell office:value-type="float" office:value="0" calcext:value-type="float">
            <text:p>0</text:p>
          </table:table-cell>
          <table:table-cell office:value-type="float" office:value="0.189984" calcext:value-type="float">
            <text:p>0,189984</text:p>
          </table:table-cell>
          <table:table-cell office:value-type="float" office:value="16.3098" calcext:value-type="float">
            <text:p>16,3098</text:p>
          </table:table-cell>
          <table:table-cell office:value-type="float" office:value="19.1947" calcext:value-type="float">
            <text:p>19,1947</text:p>
          </table:table-cell>
          <table:table-cell office:value-type="float" office:value="0" calcext:value-type="float">
            <text:p>0</text:p>
          </table:table-cell>
          <table:table-cell table:formula="of:=[.D24]+[.F24]+[.H24]" office:value-type="float" office:value="19.575788" calcext:value-type="float">
            <text:p>19,575788</text:p>
          </table:table-cell>
          <table:table-cell table:formula="of:=[.E24]+[.G24]+[.I24]" office:value-type="float" office:value="16.3098" calcext:value-type="float">
            <text:p>16,3098</text:p>
          </table:table-cell>
          <table:table-cell table:formula="of:=[.J24]" office:value-type="float" office:value="19.575788" calcext:value-type="float">
            <text:p>19,575788</text:p>
          </table:table-cell>
          <table:table-cell table:formula="of:=[.K24]" office:value-type="float" office:value="16.3098" calcext:value-type="float">
            <text:p>16,3098</text:p>
          </table:table-cell>
          <table:table-cell table:formula="of:=[.J25]" office:value-type="float" office:value="190.823184" calcext:value-type="float">
            <text:p>190,823184</text:p>
          </table:table-cell>
          <table:table-cell table:formula="of:=[.K25]" office:value-type="float" office:value="163.659" calcext:value-type="float">
            <text:p>163,659</text:p>
          </table:table-cell>
          <table:table-cell table:formula="of:=[.J26]" office:value-type="float" office:value="1901.241088" calcext:value-type="float">
            <text:p>1901,241088</text:p>
          </table:table-cell>
          <table:table-cell table:formula="of:=[.K26]" office:value-type="float" office:value="1633.45" calcext:value-type="float">
            <text:p>1633,45</text:p>
          </table:table-cell>
        </table:table-row>
        <table:table-row table:style-name="ro1" table:visibility="filter">
          <table:table-cell office:value-type="string" calcext:value-type="string">
            <text:p>512x512</text:p>
          </table:table-cell>
          <table:table-cell office:value-type="float" office:value="1000" calcext:value-type="float">
            <text:p>1000</text:p>
          </table:table-cell>
          <table:table-cell office:value-type="float" office:value="992.238" calcext:value-type="float">
            <text:p>992,238</text:p>
          </table:table-cell>
          <table:table-cell office:value-type="float" office:value="0.189952" calcext:value-type="float">
            <text:p>0,189952</text:p>
          </table:table-cell>
          <table:table-cell office:value-type="float" office:value="0" calcext:value-type="float">
            <text:p>0</text:p>
          </table:table-cell>
          <table:table-cell office:value-type="float" office:value="0.191232" calcext:value-type="float">
            <text:p>0,191232</text:p>
          </table:table-cell>
          <table:table-cell office:value-type="float" office:value="163.659" calcext:value-type="float">
            <text:p>163,659</text:p>
          </table:table-cell>
          <table:table-cell office:value-type="float" office:value="190.442" calcext:value-type="float">
            <text:p>190,442</text:p>
          </table:table-cell>
          <table:table-cell office:value-type="float" office:value="0" calcext:value-type="float">
            <text:p>0</text:p>
          </table:table-cell>
          <table:table-cell table:formula="of:=[.D25]+[.F25]+[.H25]" office:value-type="float" office:value="190.823184" calcext:value-type="float">
            <text:p>190,823184</text:p>
          </table:table-cell>
          <table:table-cell table:formula="of:=[.E25]+[.G25]+[.I25]" office:value-type="float" office:value="163.659" calcext:value-type="float">
            <text:p>163,65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512x512</text:p>
          </table:table-cell>
          <table:table-cell office:value-type="float" office:value="10000" calcext:value-type="float">
            <text:p>10000</text:p>
          </table:table-cell>
          <table:table-cell office:value-type="float" office:value="2274.49" calcext:value-type="float">
            <text:p>2274,49</text:p>
          </table:table-cell>
          <table:table-cell office:value-type="float" office:value="0.191072" calcext:value-type="float">
            <text:p>0,191072</text:p>
          </table:table-cell>
          <table:table-cell office:value-type="float" office:value="0" calcext:value-type="float">
            <text:p>0</text:p>
          </table:table-cell>
          <table:table-cell office:value-type="float" office:value="0.190016" calcext:value-type="float">
            <text:p>0,190016</text:p>
          </table:table-cell>
          <table:table-cell office:value-type="float" office:value="1633.45" calcext:value-type="float">
            <text:p>1633,45</text:p>
          </table:table-cell>
          <table:table-cell office:value-type="float" office:value="1900.86" calcext:value-type="float">
            <text:p>1900,86</text:p>
          </table:table-cell>
          <table:table-cell office:value-type="float" office:value="0" calcext:value-type="float">
            <text:p>0</text:p>
          </table:table-cell>
          <table:table-cell table:formula="of:=[.D26]+[.F26]+[.H26]" office:value-type="float" office:value="1901.241088" calcext:value-type="float">
            <text:p>1901,241088</text:p>
          </table:table-cell>
          <table:table-cell table:formula="of:=[.E26]+[.G26]+[.I26]" office:value-type="float" office:value="1633.45" calcext:value-type="float">
            <text:p>1633,4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024x1024</text:p>
          </table:table-cell>
          <table:table-cell office:value-type="float" office:value="100" calcext:value-type="float">
            <text:p>100</text:p>
          </table:table-cell>
          <table:table-cell office:value-type="float" office:value="2323.35" calcext:value-type="float">
            <text:p>2323,35</text:p>
          </table:table-cell>
          <table:table-cell office:value-type="float" office:value="1.01318" calcext:value-type="float">
            <text:p>1,01318</text:p>
          </table:table-cell>
          <table:table-cell office:value-type="float" office:value="0" calcext:value-type="float">
            <text:p>0</text:p>
          </table:table-cell>
          <table:table-cell office:value-type="float" office:value="1.19533" calcext:value-type="float">
            <text:p>1,19533</text:p>
          </table:table-cell>
          <table:table-cell office:value-type="float" office:value="101.53" calcext:value-type="float">
            <text:p>101,53</text:p>
          </table:table-cell>
          <table:table-cell office:value-type="float" office:value="112.424" calcext:value-type="float">
            <text:p>112,424</text:p>
          </table:table-cell>
          <table:table-cell office:value-type="float" office:value="0" calcext:value-type="float">
            <text:p>0</text:p>
          </table:table-cell>
          <table:table-cell table:formula="of:=[.D27]+[.F27]+[.H27]" office:value-type="float" office:value="114.63251" calcext:value-type="float">
            <text:p>114,63251</text:p>
          </table:table-cell>
          <table:table-cell table:formula="of:=[.E27]+[.G27]+[.I27]" office:value-type="float" office:value="101.53" calcext:value-type="float">
            <text:p>101,53</text:p>
          </table:table-cell>
          <table:table-cell table:formula="of:=[.J27]" office:value-type="float" office:value="114.63251" calcext:value-type="float">
            <text:p>114,63251</text:p>
          </table:table-cell>
          <table:table-cell table:formula="of:=[.K27]" office:value-type="float" office:value="101.53" calcext:value-type="float">
            <text:p>101,53</text:p>
          </table:table-cell>
          <table:table-cell table:formula="of:=[.J28]" office:value-type="float" office:value="1125.50582" calcext:value-type="float">
            <text:p>1125,50582</text:p>
          </table:table-cell>
          <table:table-cell table:formula="of:=[.K28]" office:value-type="float" office:value="1005.34" calcext:value-type="float">
            <text:p>1005,34</text:p>
          </table:table-cell>
          <table:table-cell table:formula="of:=[.J29]" office:value-type="float" office:value="11387.14195" calcext:value-type="float">
            <text:p>11387,14195</text:p>
          </table:table-cell>
          <table:table-cell table:formula="of:=[.K29]" office:value-type="float" office:value="10226.3" calcext:value-type="float">
            <text:p>10226,3</text:p>
          </table:table-cell>
        </table:table-row>
        <table:table-row table:style-name="ro1" table:visibility="filter">
          <table:table-cell office:value-type="string" calcext:value-type="string">
            <text:p>1024x1024</text:p>
          </table:table-cell>
          <table:table-cell office:value-type="float" office:value="1000" calcext:value-type="float">
            <text:p>1000</text:p>
          </table:table-cell>
          <table:table-cell office:value-type="float" office:value="2804.91" calcext:value-type="float">
            <text:p>2804,91</text:p>
          </table:table-cell>
          <table:table-cell office:value-type="float" office:value="1.05843" calcext:value-type="float">
            <text:p>1,05843</text:p>
          </table:table-cell>
          <table:table-cell office:value-type="float" office:value="0" calcext:value-type="float">
            <text:p>0</text:p>
          </table:table-cell>
          <table:table-cell office:value-type="float" office:value="1.14739" calcext:value-type="float">
            <text:p>1,14739</text:p>
          </table:table-cell>
          <table:table-cell office:value-type="float" office:value="1005.34" calcext:value-type="float">
            <text:p>1005,34</text:p>
          </table:table-cell>
          <table:table-cell office:value-type="float" office:value="1123.3" calcext:value-type="float">
            <text:p>1123,3</text:p>
          </table:table-cell>
          <table:table-cell office:value-type="float" office:value="0" calcext:value-type="float">
            <text:p>0</text:p>
          </table:table-cell>
          <table:table-cell table:formula="of:=[.D28]+[.F28]+[.H28]" office:value-type="float" office:value="1125.50582" calcext:value-type="float">
            <text:p>1125,50582</text:p>
          </table:table-cell>
          <table:table-cell table:formula="of:=[.E28]+[.G28]+[.I28]" office:value-type="float" office:value="1005.34" calcext:value-type="float">
            <text:p>1005,3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024x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7216.37" calcext:value-type="float">
            <text:p>7216,37</text:p>
          </table:table-cell>
          <table:table-cell office:value-type="float" office:value="1.01984" calcext:value-type="float">
            <text:p>1,01984</text:p>
          </table:table-cell>
          <table:table-cell office:value-type="float" office:value="0" calcext:value-type="float">
            <text:p>0</text:p>
          </table:table-cell>
          <table:table-cell office:value-type="float" office:value="1.12211" calcext:value-type="float">
            <text:p>1,12211</text:p>
          </table:table-cell>
          <table:table-cell office:value-type="float" office:value="10226.3" calcext:value-type="float">
            <text:p>10226,3</text:p>
          </table:table-cell>
          <table:table-cell office:value-type="float" office:value="11385" calcext:value-type="float">
            <text:p>11385</text:p>
          </table:table-cell>
          <table:table-cell office:value-type="float" office:value="0" calcext:value-type="float">
            <text:p>0</text:p>
          </table:table-cell>
          <table:table-cell table:formula="of:=[.D29]+[.F29]+[.H29]" office:value-type="float" office:value="11387.14195" calcext:value-type="float">
            <text:p>11387,14195</text:p>
          </table:table-cell>
          <table:table-cell table:formula="of:=[.E29]+[.G29]+[.I29]" office:value-type="float" office:value="10226.3" calcext:value-type="float">
            <text:p>10226,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048x2048</text:p>
          </table:table-cell>
          <table:table-cell office:value-type="float" office:value="100" calcext:value-type="float">
            <text:p>100</text:p>
          </table:table-cell>
          <table:table-cell office:value-type="float" office:value="7371.55" calcext:value-type="float">
            <text:p>7371,55</text:p>
          </table:table-cell>
          <table:table-cell office:value-type="float" office:value="5.11539" calcext:value-type="float">
            <text:p>5,11539</text:p>
          </table:table-cell>
          <table:table-cell office:value-type="float" office:value="0" calcext:value-type="float">
            <text:p>0</text:p>
          </table:table-cell>
          <table:table-cell office:value-type="float" office:value="5.27309" calcext:value-type="float">
            <text:p>5,27309</text:p>
          </table:table-cell>
          <table:table-cell office:value-type="float" office:value="548.343" calcext:value-type="float">
            <text:p>548,343</text:p>
          </table:table-cell>
          <table:table-cell office:value-type="float" office:value="519.039" calcext:value-type="float">
            <text:p>519,039</text:p>
          </table:table-cell>
          <table:table-cell office:value-type="float" office:value="0" calcext:value-type="float">
            <text:p>0</text:p>
          </table:table-cell>
          <table:table-cell table:formula="of:=[.D30]+[.F30]+[.H30]" office:value-type="float" office:value="529.42748" calcext:value-type="float">
            <text:p>529,42748</text:p>
          </table:table-cell>
          <table:table-cell table:formula="of:=[.E30]+[.G30]+[.I30]" office:value-type="float" office:value="548.343" calcext:value-type="float">
            <text:p>548,343</text:p>
          </table:table-cell>
          <table:table-cell table:formula="of:=[.J30]" office:value-type="float" office:value="529.42748" calcext:value-type="float">
            <text:p>529,42748</text:p>
          </table:table-cell>
          <table:table-cell table:formula="of:=[.K30]" office:value-type="float" office:value="548.343" calcext:value-type="float">
            <text:p>548,343</text:p>
          </table:table-cell>
          <table:table-cell table:formula="of:=[.J31]" office:value-type="float" office:value="5099.90722" calcext:value-type="float">
            <text:p>5099,90722</text:p>
          </table:table-cell>
          <table:table-cell table:formula="of:=[.K31]" office:value-type="float" office:value="5065.65" calcext:value-type="float">
            <text:p>5065,65</text:p>
          </table:table-cell>
          <table:table-cell table:formula="of:=[.J32]" office:value-type="float" office:value="51297.88512" calcext:value-type="float">
            <text:p>51297,88512</text:p>
          </table:table-cell>
          <table:table-cell table:formula="of:=[.K32]" office:value-type="float" office:value="50563.3" calcext:value-type="float">
            <text:p>50563,3</text:p>
          </table:table-cell>
        </table:table-row>
        <table:table-row table:style-name="ro1" table:visibility="filter">
          <table:table-cell office:value-type="string" calcext:value-type="string">
            <text:p>2048x2048</text:p>
          </table:table-cell>
          <table:table-cell office:value-type="float" office:value="1000" calcext:value-type="float">
            <text:p>1000</text:p>
          </table:table-cell>
          <table:table-cell office:value-type="float" office:value="8923.48" calcext:value-type="float">
            <text:p>8923,48</text:p>
          </table:table-cell>
          <table:table-cell office:value-type="float" office:value="5.33344" calcext:value-type="float">
            <text:p>5,33344</text:p>
          </table:table-cell>
          <table:table-cell office:value-type="float" office:value="0" calcext:value-type="float">
            <text:p>0</text:p>
          </table:table-cell>
          <table:table-cell office:value-type="float" office:value="5.56378" calcext:value-type="float">
            <text:p>5,56378</text:p>
          </table:table-cell>
          <table:table-cell office:value-type="float" office:value="5065.65" calcext:value-type="float">
            <text:p>5065,65</text:p>
          </table:table-cell>
          <table:table-cell office:value-type="float" office:value="5089.01" calcext:value-type="float">
            <text:p>5089,01</text:p>
          </table:table-cell>
          <table:table-cell office:value-type="float" office:value="0" calcext:value-type="float">
            <text:p>0</text:p>
          </table:table-cell>
          <table:table-cell table:formula="of:=[.D31]+[.F31]+[.H31]" office:value-type="float" office:value="5099.90722" calcext:value-type="float">
            <text:p>5099,90722</text:p>
          </table:table-cell>
          <table:table-cell table:formula="of:=[.E31]+[.G31]+[.I31]" office:value-type="float" office:value="5065.65" calcext:value-type="float">
            <text:p>5065,6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048x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24465" calcext:value-type="float">
            <text:p>24465</text:p>
          </table:table-cell>
          <table:table-cell office:value-type="float" office:value="5.02886" calcext:value-type="float">
            <text:p>5,02886</text:p>
          </table:table-cell>
          <table:table-cell office:value-type="float" office:value="0" calcext:value-type="float">
            <text:p>0</text:p>
          </table:table-cell>
          <table:table-cell office:value-type="float" office:value="5.35626" calcext:value-type="float">
            <text:p>5,35626</text:p>
          </table:table-cell>
          <table:table-cell office:value-type="float" office:value="50563.3" calcext:value-type="float">
            <text:p>50563,3</text:p>
          </table:table-cell>
          <table:table-cell office:value-type="float" office:value="51287.5" calcext:value-type="float">
            <text:p>51287,5</text:p>
          </table:table-cell>
          <table:table-cell office:value-type="float" office:value="0" calcext:value-type="float">
            <text:p>0</text:p>
          </table:table-cell>
          <table:table-cell table:formula="of:=[.D32]+[.F32]+[.H32]" office:value-type="float" office:value="51297.88512" calcext:value-type="float">
            <text:p>51297,88512</text:p>
          </table:table-cell>
          <table:table-cell table:formula="of:=[.E32]+[.G32]+[.I32]" office:value-type="float" office:value="50563.3" calcext:value-type="float">
            <text:p>50563,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096x4096</text:p>
          </table:table-cell>
          <table:table-cell office:value-type="float" office:value="100" calcext:value-type="float">
            <text:p>100</text:p>
          </table:table-cell>
          <table:table-cell office:value-type="float" office:value="25355.5" calcext:value-type="float">
            <text:p>25355,5</text:p>
          </table:table-cell>
          <table:table-cell office:value-type="float" office:value="20.8679" calcext:value-type="float">
            <text:p>20,8679</text:p>
          </table:table-cell>
          <table:table-cell office:value-type="float" office:value="0" calcext:value-type="float">
            <text:p>0</text:p>
          </table:table-cell>
          <table:table-cell office:value-type="float" office:value="20.0622" calcext:value-type="float">
            <text:p>20,0622</text:p>
          </table:table-cell>
          <table:table-cell office:value-type="float" office:value="2221.2" calcext:value-type="float">
            <text:p>2221,2</text:p>
          </table:table-cell>
          <table:table-cell office:value-type="float" office:value="2113.41" calcext:value-type="float">
            <text:p>2113,41</text:p>
          </table:table-cell>
          <table:table-cell office:value-type="float" office:value="0" calcext:value-type="float">
            <text:p>0</text:p>
          </table:table-cell>
          <table:table-cell table:formula="of:=[.D33]+[.F33]+[.H33]" office:value-type="float" office:value="2154.3401" calcext:value-type="float">
            <text:p>2154,3401</text:p>
          </table:table-cell>
          <table:table-cell table:formula="of:=[.E33]+[.G33]+[.I33]" office:value-type="float" office:value="2221.2" calcext:value-type="float">
            <text:p>2221,2</text:p>
          </table:table-cell>
          <table:table-cell table:formula="of:=[.J33]" office:value-type="float" office:value="2154.3401" calcext:value-type="float">
            <text:p>2154,3401</text:p>
          </table:table-cell>
          <table:table-cell table:formula="of:=[.K33]" office:value-type="float" office:value="2221.2" calcext:value-type="float">
            <text:p>2221,2</text:p>
          </table:table-cell>
          <table:table-cell table:formula="of:=[.J34]" office:value-type="float" office:value="20577.8735" calcext:value-type="float">
            <text:p>20577,8735</text:p>
          </table:table-cell>
          <table:table-cell table:formula="of:=[.K34]" office:value-type="float" office:value="21939.4" calcext:value-type="float">
            <text:p>21939,4</text:p>
          </table:table-cell>
          <table:table-cell table:formula="of:=[.J35]" office:value-type="float" office:value="39.199648" calcext:value-type="float">
            <text:p>39,199648</text:p>
          </table:table-cell>
          <table:table-cell table:formula="of:=[.K35]" office:value-type="float" office:value="28.7882" calcext:value-type="float">
            <text:p>28,7882</text:p>
          </table:table-cell>
        </table:table-row>
        <table:table-row table:style-name="ro1" table:visibility="filter">
          <table:table-cell office:value-type="string" calcext:value-type="string">
            <text:p>4096x4096</text:p>
          </table:table-cell>
          <table:table-cell office:value-type="float" office:value="1000" calcext:value-type="float">
            <text:p>1000</text:p>
          </table:table-cell>
          <table:table-cell office:value-type="float" office:value="34671.3" calcext:value-type="float">
            <text:p>34671,3</text:p>
          </table:table-cell>
          <table:table-cell office:value-type="float" office:value="22.094" calcext:value-type="float">
            <text:p>22,094</text:p>
          </table:table-cell>
          <table:table-cell office:value-type="float" office:value="0" calcext:value-type="float">
            <text:p>0</text:p>
          </table:table-cell>
          <table:table-cell office:value-type="float" office:value="17.7795" calcext:value-type="float">
            <text:p>17,7795</text:p>
          </table:table-cell>
          <table:table-cell office:value-type="float" office:value="21939.4" calcext:value-type="float">
            <text:p>21939,4</text:p>
          </table:table-cell>
          <table:table-cell office:value-type="float" office:value="20538" calcext:value-type="float">
            <text:p>20538</text:p>
          </table:table-cell>
          <table:table-cell office:value-type="float" office:value="0" calcext:value-type="float">
            <text:p>0</text:p>
          </table:table-cell>
          <table:table-cell table:formula="of:=[.D34]+[.F34]+[.H34]" office:value-type="float" office:value="20577.8735" calcext:value-type="float">
            <text:p>20577,8735</text:p>
          </table:table-cell>
          <table:table-cell table:formula="of:=[.E34]+[.G34]+[.I34]" office:value-type="float" office:value="21939.4" calcext:value-type="float">
            <text:p>21939,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096x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24446.8" calcext:value-type="float">
            <text:p>24446,8</text:p>
          </table:table-cell>
          <table:table-cell office:value-type="float" office:value="19.6889" calcext:value-type="float">
            <text:p>19,6889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0" calcext:value-type="float">
            <text:p>0</text:p>
          </table:table-cell>
          <table:table-cell office:value-type="float" office:value="19.5087" calcext:value-type="float">
            <text:p>19,5087</text:p>
          </table:table-cell>
          <table:table-cell office:value-type="float" office:value="28.7882" calcext:value-type="float">
            <text:p>28,7882</text:p>
          </table:table-cell>
          <table:table-cell table:formula="of:=[.D35]+[.F35]+[.H35]" office:value-type="float" office:value="39.199648" calcext:value-type="float">
            <text:p>39,199648</text:p>
          </table:table-cell>
          <table:table-cell table:formula="of:=[.E35]+[.G35]+[.I35]" office:value-type="float" office:value="28.7882" calcext:value-type="float">
            <text:p>28,7882</text:p>
          </table:table-cell>
          <table:table-cell table:number-columns-repeated="6"/>
        </table:table-row>
      </table:table>
      <table:table table:name="PS3-2_gpu_" table:style-name="ta1">
        <table:shapes>
          <draw:frame draw:z-index="0" draw:style-name="gr1" draw:text-style-name="P1" svg:width="159.99mm" svg:height="89.99mm" svg:x="9.68mm" svg:y="72.93mm">
            <loext:p draw:notify-on-update-of-ranges="'PS3-2_gpu_'.A3:'PS3-2_gpu_'.A35 'PS3-2_gpu_'.C2:'PS3-2_gpu_'.C2 'PS3-2_gpu_'.C3:'PS3-2_gpu_'.C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9mm" svg:height="90.01mm" svg:x="175.82mm" svg:y="73.14mm">
            <loext:p draw:notify-on-update-of-ranges="'PS3-2_gpu_'.A3:'PS3-2_gpu_'.A33 'PS3-2_gpu_'.L2:'PS3-2_gpu_'.L2 'PS3-2_gpu_'.L3:'PS3-2_gpu_'.L33 'PS3-2_gpu_'.M2:'PS3-2_gpu_'.M2 'PS3-2_gpu_'.M3:'PS3-2_gpu_'.M33 'PS3-2_gpu_'.N2:'PS3-2_gpu_'.N2 'PS3-2_gpu_'.N3:'PS3-2_gpu_'.N33 'PS3-2_gpu_'.O2:'PS3-2_gpu_'.O2 'PS3-2_gpu_'.O3:'PS3-2_gpu_'.O33 'PS3-2_gpu_'.P2:'PS3-2_gpu_'.P2 'PS3-2_gpu_'.P3:'PS3-2_gpu_'.P33 'PS3-2_gpu_'.Q2:'PS3-2_gpu_'.Q2 'PS3-2_gpu_'.Q3:'PS3-2_gpu_'.Q3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write f</text:p>
          </table:table-cell>
          <table:table-cell office:value-type="string" calcext:value-type="string">
            <text:p>read f</text:p>
          </table:table-cell>
          <table:table-cell office:value-type="string" calcext:value-type="string">
            <text:p>write tmp</text:p>
          </table:table-cell>
          <table:table-cell office:value-type="string" calcext:value-type="string">
            <text:p>read tmp</text:p>
          </table:table-cell>
          <table:table-cell office:value-type="string" calcext:value-type="string">
            <text:p>write u</text:p>
          </table:table-cell>
          <table:table-cell office:value-type="string" calcext:value-type="string">
            <text:p>read u</text:p>
          </table:table-cell>
          <table:table-cell office:value-type="string" calcext:value-type="string">
            <text:p>sum write</text:p>
          </table:table-cell>
          <table:table-cell office:value-type="string" calcext:value-type="string">
            <text:p>sum read</text:p>
          </table:table-cell>
          <table:table-cell office:value-type="string" calcext:value-type="string">
            <text:p>10w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100w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1000w</text:p>
          </table:table-cell>
          <table:table-cell office:value-type="string" calcext:value-type="string">
            <text:p>1000r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0.53088" calcext:value-type="float">
            <text:p>0,53088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.094208" calcext:value-type="float">
            <text:p>0,094208</text:p>
          </table:table-cell>
          <table:table-cell office:value-type="float" office:value="0.082432" calcext:value-type="float">
            <text:p>0,082432</text:p>
          </table:table-cell>
          <table:table-cell office:value-type="float" office:value="0" calcext:value-type="float">
            <text:p>0</text:p>
          </table:table-cell>
          <table:table-cell table:formula="of:=[.D3]+[.F3]+[.H3]" office:value-type="float" office:value="0.08448" calcext:value-type="float">
            <text:p>0,08448</text:p>
          </table:table-cell>
          <table:table-cell table:formula="of:=[.E3]+[.G3]+[.I3]" office:value-type="float" office:value="0.094208" calcext:value-type="float">
            <text:p>0,094208</text:p>
          </table:table-cell>
          <table:table-cell table:formula="of:=[.J3]" office:value-type="float" office:value="0.08448" calcext:value-type="float">
            <text:p>0,08448</text:p>
          </table:table-cell>
          <table:table-cell table:formula="of:=[.K3]" office:value-type="float" office:value="0.094208" calcext:value-type="float">
            <text:p>0,094208</text:p>
          </table:table-cell>
          <table:table-cell table:formula="of:=[.J4]" office:value-type="float" office:value="0.749664" calcext:value-type="float">
            <text:p>0,749664</text:p>
          </table:table-cell>
          <table:table-cell table:formula="of:=[.K4]" office:value-type="float" office:value="0.93024" calcext:value-type="float">
            <text:p>0,93024</text:p>
          </table:table-cell>
          <table:table-cell table:formula="of:=[.J5]" office:value-type="float" office:value="7.524894" calcext:value-type="float">
            <text:p>7,524894</text:p>
          </table:table-cell>
          <table:table-cell table:formula="of:=[.K5]" office:value-type="float" office:value="9.4097" calcext:value-type="float">
            <text:p>9,4097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0" calcext:value-type="float">
            <text:p>1000</text:p>
          </table:table-cell>
          <table:table-cell office:value-type="float" office:value="5.488" calcext:value-type="float">
            <text:p>5,488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000896" calcext:value-type="float">
            <text:p>0,000896</text:p>
          </table:table-cell>
          <table:table-cell office:value-type="float" office:value="0.93024" calcext:value-type="float">
            <text:p>0,93024</text:p>
          </table:table-cell>
          <table:table-cell office:value-type="float" office:value="0.747744" calcext:value-type="float">
            <text:p>0,747744</text:p>
          </table:table-cell>
          <table:table-cell office:value-type="float" office:value="0" calcext:value-type="float">
            <text:p>0</text:p>
          </table:table-cell>
          <table:table-cell table:formula="of:=[.D4]+[.F4]+[.H4]" office:value-type="float" office:value="0.749664" calcext:value-type="float">
            <text:p>0,749664</text:p>
          </table:table-cell>
          <table:table-cell table:formula="of:=[.E4]+[.G4]+[.I4]" office:value-type="float" office:value="0.93024" calcext:value-type="float">
            <text:p>0,930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00" calcext:value-type="float">
            <text:p>10000</text:p>
          </table:table-cell>
          <table:table-cell office:value-type="float" office:value="54.7409" calcext:value-type="float">
            <text:p>54,7409</text:p>
          </table:table-cell>
          <table:table-cell office:value-type="float" office:value="0.001024" calcext:value-type="float">
            <text:p>0,00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097" calcext:value-type="float">
            <text:p>9,4097</text:p>
          </table:table-cell>
          <table:table-cell office:value-type="float" office:value="7.52387" calcext:value-type="float">
            <text:p>7,52387</text:p>
          </table:table-cell>
          <table:table-cell office:value-type="float" office:value="0" calcext:value-type="float">
            <text:p>0</text:p>
          </table:table-cell>
          <table:table-cell table:formula="of:=[.D5]+[.F5]+[.H5]" office:value-type="float" office:value="7.524894" calcext:value-type="float">
            <text:p>7,524894</text:p>
          </table:table-cell>
          <table:table-cell table:formula="of:=[.E5]+[.G5]+[.I5]" office:value-type="float" office:value="9.4097" calcext:value-type="float">
            <text:p>9,4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x8</text:p>
          </table:table-cell>
          <table:table-cell office:value-type="float" office:value="100" calcext:value-type="float">
            <text:p>100</text:p>
          </table:table-cell>
          <table:table-cell office:value-type="float" office:value="55.2494" calcext:value-type="float">
            <text:p>55,2494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.094816" calcext:value-type="float">
            <text:p>0,094816</text:p>
          </table:table-cell>
          <table:table-cell office:value-type="float" office:value="0.076672" calcext:value-type="float">
            <text:p>0,076672</text:p>
          </table:table-cell>
          <table:table-cell office:value-type="float" office:value="0" calcext:value-type="float">
            <text:p>0</text:p>
          </table:table-cell>
          <table:table-cell table:formula="of:=[.D6]+[.F6]+[.H6]" office:value-type="float" office:value="0.07872" calcext:value-type="float">
            <text:p>0,07872</text:p>
          </table:table-cell>
          <table:table-cell table:formula="of:=[.E6]+[.G6]+[.I6]" office:value-type="float" office:value="0.094816" calcext:value-type="float">
            <text:p>0,094816</text:p>
          </table:table-cell>
          <table:table-cell table:formula="of:=[.J6]" office:value-type="float" office:value="0.07872" calcext:value-type="float">
            <text:p>0,07872</text:p>
          </table:table-cell>
          <table:table-cell table:formula="of:=[.K6]" office:value-type="float" office:value="0.094816" calcext:value-type="float">
            <text:p>0,094816</text:p>
          </table:table-cell>
          <table:table-cell table:formula="of:=[.J7]" office:value-type="float" office:value="0.748" calcext:value-type="float">
            <text:p>0,748</text:p>
          </table:table-cell>
          <table:table-cell table:formula="of:=[.K7]" office:value-type="float" office:value="0.96192" calcext:value-type="float">
            <text:p>0,96192</text:p>
          </table:table-cell>
          <table:table-cell table:formula="of:=[.J8]" office:value-type="float" office:value="7.63686" calcext:value-type="float">
            <text:p>7,63686</text:p>
          </table:table-cell>
          <table:table-cell table:formula="of:=[.K8]" office:value-type="float" office:value="9.49363" calcext:value-type="float">
            <text:p>9,49363</text:p>
          </table:table-cell>
        </table:table-row>
        <table:table-row table:style-name="ro1">
          <table:table-cell office:value-type="string" calcext:value-type="string">
            <text:p>8x8</text:p>
          </table:table-cell>
          <table:table-cell office:value-type="float" office:value="1000" calcext:value-type="float">
            <text:p>1000</text:p>
          </table:table-cell>
          <table:table-cell office:value-type="float" office:value="60.2013" calcext:value-type="float">
            <text:p>60,2013</text:p>
          </table:table-cell>
          <table:table-cell office:value-type="float" office:value="0.001024" calcext:value-type="float">
            <text:p>0,00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192" calcext:value-type="float">
            <text:p>0,96192</text:p>
          </table:table-cell>
          <table:table-cell office:value-type="float" office:value="0.746976" calcext:value-type="float">
            <text:p>0,746976</text:p>
          </table:table-cell>
          <table:table-cell office:value-type="float" office:value="0" calcext:value-type="float">
            <text:p>0</text:p>
          </table:table-cell>
          <table:table-cell table:formula="of:=[.D7]+[.F7]+[.H7]" office:value-type="float" office:value="0.748" calcext:value-type="float">
            <text:p>0,748</text:p>
          </table:table-cell>
          <table:table-cell table:formula="of:=[.E7]+[.G7]+[.I7]" office:value-type="float" office:value="0.96192" calcext:value-type="float">
            <text:p>0,96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x8</text:p>
          </table:table-cell>
          <table:table-cell office:value-type="float" office:value="10000" calcext:value-type="float">
            <text:p>10000</text:p>
          </table:table-cell>
          <table:table-cell office:value-type="float" office:value="110.106" calcext:value-type="float">
            <text:p>110,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6" calcext:value-type="float">
            <text:p>0,00096</text:p>
          </table:table-cell>
          <table:table-cell office:value-type="float" office:value="9.49363" calcext:value-type="float">
            <text:p>9,49363</text:p>
          </table:table-cell>
          <table:table-cell office:value-type="float" office:value="7.6359" calcext:value-type="float">
            <text:p>7,6359</text:p>
          </table:table-cell>
          <table:table-cell office:value-type="float" office:value="0" calcext:value-type="float">
            <text:p>0</text:p>
          </table:table-cell>
          <table:table-cell table:formula="of:=[.D8]+[.F8]+[.H8]" office:value-type="float" office:value="7.63686" calcext:value-type="float">
            <text:p>7,63686</text:p>
          </table:table-cell>
          <table:table-cell table:formula="of:=[.E8]+[.G8]+[.I8]" office:value-type="float" office:value="9.49363" calcext:value-type="float">
            <text:p>9,49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x16</text:p>
          </table:table-cell>
          <table:table-cell office:value-type="float" office:value="100" calcext:value-type="float">
            <text:p>100</text:p>
          </table:table-cell>
          <table:table-cell office:value-type="float" office:value="110.625" calcext:value-type="float">
            <text:p>110,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8784" calcext:value-type="float">
            <text:p>0,098784</text:p>
          </table:table-cell>
          <table:table-cell office:value-type="float" office:value="0.083584" calcext:value-type="float">
            <text:p>0,083584</text:p>
          </table:table-cell>
          <table:table-cell office:value-type="float" office:value="0" calcext:value-type="float">
            <text:p>0</text:p>
          </table:table-cell>
          <table:table-cell table:formula="of:=[.D9]+[.F9]+[.H9]" office:value-type="float" office:value="0.083584" calcext:value-type="float">
            <text:p>0,083584</text:p>
          </table:table-cell>
          <table:table-cell table:formula="of:=[.E9]+[.G9]+[.I9]" office:value-type="float" office:value="0.098784" calcext:value-type="float">
            <text:p>0,098784</text:p>
          </table:table-cell>
          <table:table-cell table:formula="of:=[.J9]" office:value-type="float" office:value="0.083584" calcext:value-type="float">
            <text:p>0,083584</text:p>
          </table:table-cell>
          <table:table-cell table:formula="of:=[.K9]" office:value-type="float" office:value="0.098784" calcext:value-type="float">
            <text:p>0,098784</text:p>
          </table:table-cell>
          <table:table-cell table:formula="of:=[.J10]" office:value-type="float" office:value="0.816992" calcext:value-type="float">
            <text:p>0,816992</text:p>
          </table:table-cell>
          <table:table-cell table:formula="of:=[.K10]" office:value-type="float" office:value="0.960576" calcext:value-type="float">
            <text:p>0,960576</text:p>
          </table:table-cell>
          <table:table-cell table:formula="of:=[.J11]" office:value-type="float" office:value="8.184706" calcext:value-type="float">
            <text:p>8,184706</text:p>
          </table:table-cell>
          <table:table-cell table:formula="of:=[.K11]" office:value-type="float" office:value="9.75987" calcext:value-type="float">
            <text:p>9,75987</text:p>
          </table:table-cell>
        </table:table-row>
        <table:table-row table:style-name="ro1">
          <table:table-cell office:value-type="string" calcext:value-type="string">
            <text:p>16x16</text:p>
          </table:table-cell>
          <table:table-cell office:value-type="float" office:value="1000" calcext:value-type="float">
            <text:p>1000</text:p>
          </table:table-cell>
          <table:table-cell office:value-type="float" office:value="115.812" calcext:value-type="float">
            <text:p>115,812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.960576" calcext:value-type="float">
            <text:p>0,960576</text:p>
          </table:table-cell>
          <table:table-cell office:value-type="float" office:value="0.814944" calcext:value-type="float">
            <text:p>0,814944</text:p>
          </table:table-cell>
          <table:table-cell office:value-type="float" office:value="0" calcext:value-type="float">
            <text:p>0</text:p>
          </table:table-cell>
          <table:table-cell table:formula="of:=[.D10]+[.F10]+[.H10]" office:value-type="float" office:value="0.816992" calcext:value-type="float">
            <text:p>0,816992</text:p>
          </table:table-cell>
          <table:table-cell table:formula="of:=[.E10]+[.G10]+[.I10]" office:value-type="float" office:value="0.960576" calcext:value-type="float">
            <text:p>0,9605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x16</text:p>
          </table:table-cell>
          <table:table-cell office:value-type="float" office:value="10000" calcext:value-type="float">
            <text:p>10000</text:p>
          </table:table-cell>
          <table:table-cell office:value-type="float" office:value="167.597" calcext:value-type="float">
            <text:p>167,597</text:p>
          </table:table-cell>
          <table:table-cell office:value-type="float" office:value="0.000832" calcext:value-type="float">
            <text:p>0,000832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9.75987" calcext:value-type="float">
            <text:p>9,75987</text:p>
          </table:table-cell>
          <table:table-cell office:value-type="float" office:value="8.18285" calcext:value-type="float">
            <text:p>8,18285</text:p>
          </table:table-cell>
          <table:table-cell office:value-type="float" office:value="0" calcext:value-type="float">
            <text:p>0</text:p>
          </table:table-cell>
          <table:table-cell table:formula="of:=[.D11]+[.F11]+[.H11]" office:value-type="float" office:value="8.184706" calcext:value-type="float">
            <text:p>8,184706</text:p>
          </table:table-cell>
          <table:table-cell table:formula="of:=[.E11]+[.G11]+[.I11]" office:value-type="float" office:value="9.75987" calcext:value-type="float">
            <text:p>9,75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x32</text:p>
          </table:table-cell>
          <table:table-cell office:value-type="float" office:value="100" calcext:value-type="float">
            <text:p>100</text:p>
          </table:table-cell>
          <table:table-cell office:value-type="float" office:value="168.174" calcext:value-type="float">
            <text:p>168,174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.106688" calcext:value-type="float">
            <text:p>0,106688</text:p>
          </table:table-cell>
          <table:table-cell office:value-type="float" office:value="0.110816" calcext:value-type="float">
            <text:p>0,110816</text:p>
          </table:table-cell>
          <table:table-cell office:value-type="float" office:value="0" calcext:value-type="float">
            <text:p>0</text:p>
          </table:table-cell>
          <table:table-cell table:formula="of:=[.D12]+[.F12]+[.H12]" office:value-type="float" office:value="0.112864" calcext:value-type="float">
            <text:p>0,112864</text:p>
          </table:table-cell>
          <table:table-cell table:formula="of:=[.E12]+[.G12]+[.I12]" office:value-type="float" office:value="0.106688" calcext:value-type="float">
            <text:p>0,106688</text:p>
          </table:table-cell>
          <table:table-cell table:formula="of:=[.J12]" office:value-type="float" office:value="0.112864" calcext:value-type="float">
            <text:p>0,112864</text:p>
          </table:table-cell>
          <table:table-cell table:formula="of:=[.K12]" office:value-type="float" office:value="0.106688" calcext:value-type="float">
            <text:p>0,106688</text:p>
          </table:table-cell>
          <table:table-cell table:formula="of:=[.J13]" office:value-type="float" office:value="1.108734" calcext:value-type="float">
            <text:p>1,108734</text:p>
          </table:table-cell>
          <table:table-cell table:formula="of:=[.K13]" office:value-type="float" office:value="1.07126" calcext:value-type="float">
            <text:p>1,07126</text:p>
          </table:table-cell>
          <table:table-cell table:formula="of:=[.J14]" office:value-type="float" office:value="10.974348" calcext:value-type="float">
            <text:p>10,974348</text:p>
          </table:table-cell>
          <table:table-cell table:formula="of:=[.K14]" office:value-type="float" office:value="10.6553" calcext:value-type="float">
            <text:p>10,6553</text:p>
          </table:table-cell>
        </table:table-row>
        <table:table-row table:style-name="ro1">
          <table:table-cell office:value-type="string" calcext:value-type="string">
            <text:p>32x32</text:p>
          </table:table-cell>
          <table:table-cell office:value-type="float" office:value="1000" calcext:value-type="float">
            <text:p>1000</text:p>
          </table:table-cell>
          <table:table-cell office:value-type="float" office:value="173.61" calcext:value-type="float">
            <text:p>173,61</text:p>
          </table:table-cell>
          <table:table-cell office:value-type="float" office:value="0.005888" calcext:value-type="float">
            <text:p>0,005888</text:p>
          </table:table-cell>
          <table:table-cell office:value-type="float" office:value="0" calcext:value-type="float">
            <text:p>0</text:p>
          </table:table-cell>
          <table:table-cell office:value-type="float" office:value="0.000896" calcext:value-type="float">
            <text:p>0,000896</text:p>
          </table:table-cell>
          <table:table-cell office:value-type="float" office:value="1.07126" calcext:value-type="float">
            <text:p>1,07126</text:p>
          </table:table-cell>
          <table:table-cell office:value-type="float" office:value="1.10195" calcext:value-type="float">
            <text:p>1,10195</text:p>
          </table:table-cell>
          <table:table-cell office:value-type="float" office:value="0" calcext:value-type="float">
            <text:p>0</text:p>
          </table:table-cell>
          <table:table-cell table:formula="of:=[.D13]+[.F13]+[.H13]" office:value-type="float" office:value="1.108734" calcext:value-type="float">
            <text:p>1,108734</text:p>
          </table:table-cell>
          <table:table-cell table:formula="of:=[.E13]+[.G13]+[.I13]" office:value-type="float" office:value="1.07126" calcext:value-type="float">
            <text:p>1,071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x32</text:p>
          </table:table-cell>
          <table:table-cell office:value-type="float" office:value="10000" calcext:value-type="float">
            <text:p>10000</text:p>
          </table:table-cell>
          <table:table-cell office:value-type="float" office:value="227.86" calcext:value-type="float">
            <text:p>227,86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10.6553" calcext:value-type="float">
            <text:p>10,6553</text:p>
          </table:table-cell>
          <table:table-cell office:value-type="float" office:value="10.9723" calcext:value-type="float">
            <text:p>10,9723</text:p>
          </table:table-cell>
          <table:table-cell office:value-type="float" office:value="0" calcext:value-type="float">
            <text:p>0</text:p>
          </table:table-cell>
          <table:table-cell table:formula="of:=[.D14]+[.F14]+[.H14]" office:value-type="float" office:value="10.974348" calcext:value-type="float">
            <text:p>10,974348</text:p>
          </table:table-cell>
          <table:table-cell table:formula="of:=[.E14]+[.G14]+[.I14]" office:value-type="float" office:value="10.6553" calcext:value-type="float">
            <text:p>10,65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4x64</text:p>
          </table:table-cell>
          <table:table-cell office:value-type="float" office:value="100" calcext:value-type="float">
            <text:p>100</text:p>
          </table:table-cell>
          <table:table-cell office:value-type="float" office:value="228.526" calcext:value-type="float">
            <text:p>228,526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0.2848" calcext:value-type="float">
            <text:p>0,2848</text:p>
          </table:table-cell>
          <table:table-cell office:value-type="float" office:value="0.227328" calcext:value-type="float">
            <text:p>0,227328</text:p>
          </table:table-cell>
          <table:table-cell office:value-type="float" office:value="0" calcext:value-type="float">
            <text:p>0</text:p>
          </table:table-cell>
          <table:table-cell table:formula="of:=[.D15]+[.F15]+[.H15]" office:value-type="float" office:value="0.231424" calcext:value-type="float">
            <text:p>0,231424</text:p>
          </table:table-cell>
          <table:table-cell table:formula="of:=[.E15]+[.G15]+[.I15]" office:value-type="float" office:value="0.2848" calcext:value-type="float">
            <text:p>0,2848</text:p>
          </table:table-cell>
          <table:table-cell table:formula="of:=[.J15]" office:value-type="float" office:value="0.231424" calcext:value-type="float">
            <text:p>0,231424</text:p>
          </table:table-cell>
          <table:table-cell table:formula="of:=[.K15]" office:value-type="float" office:value="0.2848" calcext:value-type="float">
            <text:p>0,2848</text:p>
          </table:table-cell>
          <table:table-cell table:formula="of:=[.J16]" office:value-type="float" office:value="2.221086" calcext:value-type="float">
            <text:p>2,221086</text:p>
          </table:table-cell>
          <table:table-cell table:formula="of:=[.K16]" office:value-type="float" office:value="2.86614" calcext:value-type="float">
            <text:p>2,86614</text:p>
          </table:table-cell>
          <table:table-cell table:formula="of:=[.J17]" office:value-type="float" office:value="22.315096" calcext:value-type="float">
            <text:p>22,315096</text:p>
          </table:table-cell>
          <table:table-cell table:formula="of:=[.K17]" office:value-type="float" office:value="28.9257" calcext:value-type="float">
            <text:p>28,9257</text:p>
          </table:table-cell>
        </table:table-row>
        <table:table-row table:style-name="ro1">
          <table:table-cell office:value-type="string" calcext:value-type="string">
            <text:p>64x64</text:p>
          </table:table-cell>
          <table:table-cell office:value-type="float" office:value="1000" calcext:value-type="float">
            <text:p>1000</text:p>
          </table:table-cell>
          <table:table-cell office:value-type="float" office:value="235.12" calcext:value-type="float">
            <text:p>235,12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2.86614" calcext:value-type="float">
            <text:p>2,86614</text:p>
          </table:table-cell>
          <table:table-cell office:value-type="float" office:value="2.21699" calcext:value-type="float">
            <text:p>2,21699</text:p>
          </table:table-cell>
          <table:table-cell office:value-type="float" office:value="0" calcext:value-type="float">
            <text:p>0</text:p>
          </table:table-cell>
          <table:table-cell table:formula="of:=[.D16]+[.F16]+[.H16]" office:value-type="float" office:value="2.221086" calcext:value-type="float">
            <text:p>2,221086</text:p>
          </table:table-cell>
          <table:table-cell table:formula="of:=[.E16]+[.G16]+[.I16]" office:value-type="float" office:value="2.86614" calcext:value-type="float">
            <text:p>2,866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4x64</text:p>
          </table:table-cell>
          <table:table-cell office:value-type="float" office:value="10000" calcext:value-type="float">
            <text:p>10000</text:p>
          </table:table-cell>
          <table:table-cell office:value-type="float" office:value="300.299" calcext:value-type="float">
            <text:p>300,299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28.9257" calcext:value-type="float">
            <text:p>28,9257</text:p>
          </table:table-cell>
          <table:table-cell office:value-type="float" office:value="22.311" calcext:value-type="float">
            <text:p>22,311</text:p>
          </table:table-cell>
          <table:table-cell office:value-type="float" office:value="0" calcext:value-type="float">
            <text:p>0</text:p>
          </table:table-cell>
          <table:table-cell table:formula="of:=[.D17]+[.F17]+[.H17]" office:value-type="float" office:value="22.315096" calcext:value-type="float">
            <text:p>22,315096</text:p>
          </table:table-cell>
          <table:table-cell table:formula="of:=[.E17]+[.G17]+[.I17]" office:value-type="float" office:value="28.9257" calcext:value-type="float">
            <text:p>28,9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8x128</text:p>
          </table:table-cell>
          <table:table-cell office:value-type="float" office:value="100" calcext:value-type="float">
            <text:p>100</text:p>
          </table:table-cell>
          <table:table-cell office:value-type="float" office:value="301.503" calcext:value-type="float">
            <text:p>301,503</text:p>
          </table:table-cell>
          <table:table-cell office:value-type="float" office:value="0.009216" calcext:value-type="float">
            <text:p>0,009216</text:p>
          </table:table-cell>
          <table:table-cell office:value-type="float" office:value="0" calcext:value-type="float">
            <text:p>0</text:p>
          </table:table-cell>
          <table:table-cell office:value-type="float" office:value="0.009216" calcext:value-type="float">
            <text:p>0,009216</text:p>
          </table:table-cell>
          <table:table-cell office:value-type="float" office:value="1.04445" calcext:value-type="float">
            <text:p>1,04445</text:p>
          </table:table-cell>
          <table:table-cell office:value-type="float" office:value="0.956416" calcext:value-type="float">
            <text:p>0,956416</text:p>
          </table:table-cell>
          <table:table-cell office:value-type="float" office:value="0" calcext:value-type="float">
            <text:p>0</text:p>
          </table:table-cell>
          <table:table-cell table:formula="of:=[.D18]+[.F18]+[.H18]" office:value-type="float" office:value="0.974848" calcext:value-type="float">
            <text:p>0,974848</text:p>
          </table:table-cell>
          <table:table-cell table:formula="of:=[.E18]+[.G18]+[.I18]" office:value-type="float" office:value="1.04445" calcext:value-type="float">
            <text:p>1,04445</text:p>
          </table:table-cell>
          <table:table-cell table:formula="of:=[.J18]" office:value-type="float" office:value="0.974848" calcext:value-type="float">
            <text:p>0,974848</text:p>
          </table:table-cell>
          <table:table-cell table:formula="of:=[.K18]" office:value-type="float" office:value="1.04445" calcext:value-type="float">
            <text:p>1,04445</text:p>
          </table:table-cell>
          <table:table-cell table:formula="of:=[.J19]" office:value-type="float" office:value="9.474052" calcext:value-type="float">
            <text:p>9,474052</text:p>
          </table:table-cell>
          <table:table-cell table:formula="of:=[.K19]" office:value-type="float" office:value="10.3792" calcext:value-type="float">
            <text:p>10,3792</text:p>
          </table:table-cell>
          <table:table-cell table:formula="of:=[.J20]" office:value-type="float" office:value="94.228432" calcext:value-type="float">
            <text:p>94,228432</text:p>
          </table:table-cell>
          <table:table-cell table:formula="of:=[.K20]" office:value-type="float" office:value="103.936" calcext:value-type="float">
            <text:p>103,936</text:p>
          </table:table-cell>
        </table:table-row>
        <table:table-row table:style-name="ro1">
          <table:table-cell office:value-type="string" calcext:value-type="string">
            <text:p>128x128</text:p>
          </table:table-cell>
          <table:table-cell office:value-type="float" office:value="1000" calcext:value-type="float">
            <text:p>1000</text:p>
          </table:table-cell>
          <table:table-cell office:value-type="float" office:value="313.542" calcext:value-type="float">
            <text:p>313,542</text:p>
          </table:table-cell>
          <table:table-cell office:value-type="float" office:value="0.009216" calcext:value-type="float">
            <text:p>0,009216</text:p>
          </table:table-cell>
          <table:table-cell office:value-type="float" office:value="0" calcext:value-type="float">
            <text:p>0</text:p>
          </table:table-cell>
          <table:table-cell office:value-type="float" office:value="0.009216" calcext:value-type="float">
            <text:p>0,009216</text:p>
          </table:table-cell>
          <table:table-cell office:value-type="float" office:value="10.3792" calcext:value-type="float">
            <text:p>10,3792</text:p>
          </table:table-cell>
          <table:table-cell office:value-type="float" office:value="9.45562" calcext:value-type="float">
            <text:p>9,45562</text:p>
          </table:table-cell>
          <table:table-cell office:value-type="float" office:value="0" calcext:value-type="float">
            <text:p>0</text:p>
          </table:table-cell>
          <table:table-cell table:formula="of:=[.D19]+[.F19]+[.H19]" office:value-type="float" office:value="9.474052" calcext:value-type="float">
            <text:p>9,474052</text:p>
          </table:table-cell>
          <table:table-cell table:formula="of:=[.E19]+[.G19]+[.I19]" office:value-type="float" office:value="10.3792" calcext:value-type="float">
            <text:p>10,37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8x128</text:p>
          </table:table-cell>
          <table:table-cell office:value-type="float" office:value="10000" calcext:value-type="float">
            <text:p>10000</text:p>
          </table:table-cell>
          <table:table-cell office:value-type="float" office:value="434.321" calcext:value-type="float">
            <text:p>434,321</text:p>
          </table:table-cell>
          <table:table-cell office:value-type="float" office:value="0.009216" calcext:value-type="float">
            <text:p>0,009216</text:p>
          </table:table-cell>
          <table:table-cell office:value-type="float" office:value="0" calcext:value-type="float">
            <text:p>0</text:p>
          </table:table-cell>
          <table:table-cell office:value-type="float" office:value="0.009216" calcext:value-type="float">
            <text:p>0,009216</text:p>
          </table:table-cell>
          <table:table-cell office:value-type="float" office:value="103.936" calcext:value-type="float">
            <text:p>103,936</text:p>
          </table:table-cell>
          <table:table-cell office:value-type="float" office:value="94.21" calcext:value-type="float">
            <text:p>94,21</text:p>
          </table:table-cell>
          <table:table-cell office:value-type="float" office:value="0" calcext:value-type="float">
            <text:p>0</text:p>
          </table:table-cell>
          <table:table-cell table:formula="of:=[.D20]+[.F20]+[.H20]" office:value-type="float" office:value="94.228432" calcext:value-type="float">
            <text:p>94,228432</text:p>
          </table:table-cell>
          <table:table-cell table:formula="of:=[.E20]+[.G20]+[.I20]" office:value-type="float" office:value="103.936" calcext:value-type="float">
            <text:p>103,9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6x256</text:p>
          </table:table-cell>
          <table:table-cell office:value-type="float" office:value="100" calcext:value-type="float">
            <text:p>100</text:p>
          </table:table-cell>
          <table:table-cell office:value-type="float" office:value="438.024" calcext:value-type="float">
            <text:p>438,024</text:p>
          </table:table-cell>
          <table:table-cell office:value-type="float" office:value="0.049216" calcext:value-type="float">
            <text:p>0,049216</text:p>
          </table:table-cell>
          <table:table-cell office:value-type="float" office:value="0" calcext:value-type="float">
            <text:p>0</text:p>
          </table:table-cell>
          <table:table-cell office:value-type="float" office:value="0.04864" calcext:value-type="float">
            <text:p>0,04864</text:p>
          </table:table-cell>
          <table:table-cell office:value-type="float" office:value="4.09459" calcext:value-type="float">
            <text:p>4,09459</text:p>
          </table:table-cell>
          <table:table-cell office:value-type="float" office:value="4.90928" calcext:value-type="float">
            <text:p>4,90928</text:p>
          </table:table-cell>
          <table:table-cell office:value-type="float" office:value="0" calcext:value-type="float">
            <text:p>0</text:p>
          </table:table-cell>
          <table:table-cell table:formula="of:=[.D21]+[.F21]+[.H21]" office:value-type="float" office:value="5.007136" calcext:value-type="float">
            <text:p>5,007136</text:p>
          </table:table-cell>
          <table:table-cell table:formula="of:=[.E21]+[.G21]+[.I21]" office:value-type="float" office:value="4.09459" calcext:value-type="float">
            <text:p>4,09459</text:p>
          </table:table-cell>
          <table:table-cell table:formula="of:=[.J21]" office:value-type="float" office:value="5.007136" calcext:value-type="float">
            <text:p>5,007136</text:p>
          </table:table-cell>
          <table:table-cell table:formula="of:=[.K21]" office:value-type="float" office:value="4.09459" calcext:value-type="float">
            <text:p>4,09459</text:p>
          </table:table-cell>
          <table:table-cell table:formula="of:=[.J22]" office:value-type="float" office:value="48.786148" calcext:value-type="float">
            <text:p>48,786148</text:p>
          </table:table-cell>
          <table:table-cell table:formula="of:=[.K22]" office:value-type="float" office:value="40.9684" calcext:value-type="float">
            <text:p>40,9684</text:p>
          </table:table-cell>
          <table:table-cell table:formula="of:=[.J23]" office:value-type="float" office:value="486.377184" calcext:value-type="float">
            <text:p>486,377184</text:p>
          </table:table-cell>
          <table:table-cell table:formula="of:=[.K23]" office:value-type="float" office:value="410.294" calcext:value-type="float">
            <text:p>410,294</text:p>
          </table:table-cell>
        </table:table-row>
        <table:table-row table:style-name="ro1">
          <table:table-cell office:value-type="string" calcext:value-type="string">
            <text:p>256x256</text:p>
          </table:table-cell>
          <table:table-cell office:value-type="float" office:value="1000" calcext:value-type="float">
            <text:p>1000</text:p>
          </table:table-cell>
          <table:table-cell office:value-type="float" office:value="476.203" calcext:value-type="float">
            <text:p>476,203</text:p>
          </table:table-cell>
          <table:table-cell office:value-type="float" office:value="0.04864" calcext:value-type="float">
            <text:p>0,04864</text:p>
          </table:table-cell>
          <table:table-cell office:value-type="float" office:value="0" calcext:value-type="float">
            <text:p>0</text:p>
          </table:table-cell>
          <table:table-cell office:value-type="float" office:value="0.048608" calcext:value-type="float">
            <text:p>0,048608</text:p>
          </table:table-cell>
          <table:table-cell office:value-type="float" office:value="40.9684" calcext:value-type="float">
            <text:p>40,9684</text:p>
          </table:table-cell>
          <table:table-cell office:value-type="float" office:value="48.6889" calcext:value-type="float">
            <text:p>48,6889</text:p>
          </table:table-cell>
          <table:table-cell office:value-type="float" office:value="0" calcext:value-type="float">
            <text:p>0</text:p>
          </table:table-cell>
          <table:table-cell table:formula="of:=[.D22]+[.F22]+[.H22]" office:value-type="float" office:value="48.786148" calcext:value-type="float">
            <text:p>48,786148</text:p>
          </table:table-cell>
          <table:table-cell table:formula="of:=[.E22]+[.G22]+[.I22]" office:value-type="float" office:value="40.9684" calcext:value-type="float">
            <text:p>40,96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6x256</text:p>
          </table:table-cell>
          <table:table-cell office:value-type="float" office:value="10000" calcext:value-type="float">
            <text:p>10000</text:p>
          </table:table-cell>
          <table:table-cell office:value-type="float" office:value="846.514" calcext:value-type="float">
            <text:p>846,514</text:p>
          </table:table-cell>
          <table:table-cell office:value-type="float" office:value="0.04864" calcext:value-type="float">
            <text:p>0,04864</text:p>
          </table:table-cell>
          <table:table-cell office:value-type="float" office:value="0" calcext:value-type="float">
            <text:p>0</text:p>
          </table:table-cell>
          <table:table-cell office:value-type="float" office:value="0.048544" calcext:value-type="float">
            <text:p>0,048544</text:p>
          </table:table-cell>
          <table:table-cell office:value-type="float" office:value="410.294" calcext:value-type="float">
            <text:p>410,294</text:p>
          </table:table-cell>
          <table:table-cell office:value-type="float" office:value="486.28" calcext:value-type="float">
            <text:p>486,28</text:p>
          </table:table-cell>
          <table:table-cell office:value-type="float" office:value="0" calcext:value-type="float">
            <text:p>0</text:p>
          </table:table-cell>
          <table:table-cell table:formula="of:=[.D23]+[.F23]+[.H23]" office:value-type="float" office:value="486.377184" calcext:value-type="float">
            <text:p>486,377184</text:p>
          </table:table-cell>
          <table:table-cell table:formula="of:=[.E23]+[.G23]+[.I23]" office:value-type="float" office:value="410.294" calcext:value-type="float">
            <text:p>410,2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12x512</text:p>
          </table:table-cell>
          <table:table-cell office:value-type="float" office:value="100" calcext:value-type="float">
            <text:p>100</text:p>
          </table:table-cell>
          <table:table-cell office:value-type="float" office:value="859.777" calcext:value-type="float">
            <text:p>859,777</text:p>
          </table:table-cell>
          <table:table-cell office:value-type="float" office:value="0.191104" calcext:value-type="float">
            <text:p>0,191104</text:p>
          </table:table-cell>
          <table:table-cell office:value-type="float" office:value="0" calcext:value-type="float">
            <text:p>0</text:p>
          </table:table-cell>
          <table:table-cell office:value-type="float" office:value="0.189984" calcext:value-type="float">
            <text:p>0,189984</text:p>
          </table:table-cell>
          <table:table-cell office:value-type="float" office:value="16.3098" calcext:value-type="float">
            <text:p>16,3098</text:p>
          </table:table-cell>
          <table:table-cell office:value-type="float" office:value="19.1947" calcext:value-type="float">
            <text:p>19,1947</text:p>
          </table:table-cell>
          <table:table-cell office:value-type="float" office:value="0" calcext:value-type="float">
            <text:p>0</text:p>
          </table:table-cell>
          <table:table-cell table:formula="of:=[.D24]+[.F24]+[.H24]" office:value-type="float" office:value="19.575788" calcext:value-type="float">
            <text:p>19,575788</text:p>
          </table:table-cell>
          <table:table-cell table:formula="of:=[.E24]+[.G24]+[.I24]" office:value-type="float" office:value="16.3098" calcext:value-type="float">
            <text:p>16,3098</text:p>
          </table:table-cell>
          <table:table-cell table:formula="of:=[.J24]" office:value-type="float" office:value="19.575788" calcext:value-type="float">
            <text:p>19,575788</text:p>
          </table:table-cell>
          <table:table-cell table:formula="of:=[.K24]" office:value-type="float" office:value="16.3098" calcext:value-type="float">
            <text:p>16,3098</text:p>
          </table:table-cell>
          <table:table-cell table:formula="of:=[.J25]" office:value-type="float" office:value="190.823184" calcext:value-type="float">
            <text:p>190,823184</text:p>
          </table:table-cell>
          <table:table-cell table:formula="of:=[.K25]" office:value-type="float" office:value="163.659" calcext:value-type="float">
            <text:p>163,659</text:p>
          </table:table-cell>
          <table:table-cell table:formula="of:=[.J26]" office:value-type="float" office:value="1901.241088" calcext:value-type="float">
            <text:p>1901,241088</text:p>
          </table:table-cell>
          <table:table-cell table:formula="of:=[.K26]" office:value-type="float" office:value="1633.45" calcext:value-type="float">
            <text:p>1633,45</text:p>
          </table:table-cell>
        </table:table-row>
        <table:table-row table:style-name="ro1">
          <table:table-cell office:value-type="string" calcext:value-type="string">
            <text:p>512x512</text:p>
          </table:table-cell>
          <table:table-cell office:value-type="float" office:value="1000" calcext:value-type="float">
            <text:p>1000</text:p>
          </table:table-cell>
          <table:table-cell office:value-type="float" office:value="992.238" calcext:value-type="float">
            <text:p>992,238</text:p>
          </table:table-cell>
          <table:table-cell office:value-type="float" office:value="0.189952" calcext:value-type="float">
            <text:p>0,189952</text:p>
          </table:table-cell>
          <table:table-cell office:value-type="float" office:value="0" calcext:value-type="float">
            <text:p>0</text:p>
          </table:table-cell>
          <table:table-cell office:value-type="float" office:value="0.191232" calcext:value-type="float">
            <text:p>0,191232</text:p>
          </table:table-cell>
          <table:table-cell office:value-type="float" office:value="163.659" calcext:value-type="float">
            <text:p>163,659</text:p>
          </table:table-cell>
          <table:table-cell office:value-type="float" office:value="190.442" calcext:value-type="float">
            <text:p>190,442</text:p>
          </table:table-cell>
          <table:table-cell office:value-type="float" office:value="0" calcext:value-type="float">
            <text:p>0</text:p>
          </table:table-cell>
          <table:table-cell table:formula="of:=[.D25]+[.F25]+[.H25]" office:value-type="float" office:value="190.823184" calcext:value-type="float">
            <text:p>190,823184</text:p>
          </table:table-cell>
          <table:table-cell table:formula="of:=[.E25]+[.G25]+[.I25]" office:value-type="float" office:value="163.659" calcext:value-type="float">
            <text:p>163,6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12x512</text:p>
          </table:table-cell>
          <table:table-cell office:value-type="float" office:value="10000" calcext:value-type="float">
            <text:p>10000</text:p>
          </table:table-cell>
          <table:table-cell office:value-type="float" office:value="2274.49" calcext:value-type="float">
            <text:p>2274,49</text:p>
          </table:table-cell>
          <table:table-cell office:value-type="float" office:value="0.191072" calcext:value-type="float">
            <text:p>0,191072</text:p>
          </table:table-cell>
          <table:table-cell office:value-type="float" office:value="0" calcext:value-type="float">
            <text:p>0</text:p>
          </table:table-cell>
          <table:table-cell office:value-type="float" office:value="0.190016" calcext:value-type="float">
            <text:p>0,190016</text:p>
          </table:table-cell>
          <table:table-cell office:value-type="float" office:value="1633.45" calcext:value-type="float">
            <text:p>1633,45</text:p>
          </table:table-cell>
          <table:table-cell office:value-type="float" office:value="1900.86" calcext:value-type="float">
            <text:p>1900,86</text:p>
          </table:table-cell>
          <table:table-cell office:value-type="float" office:value="0" calcext:value-type="float">
            <text:p>0</text:p>
          </table:table-cell>
          <table:table-cell table:formula="of:=[.D26]+[.F26]+[.H26]" office:value-type="float" office:value="1901.241088" calcext:value-type="float">
            <text:p>1901,241088</text:p>
          </table:table-cell>
          <table:table-cell table:formula="of:=[.E26]+[.G26]+[.I26]" office:value-type="float" office:value="1633.45" calcext:value-type="float">
            <text:p>1633,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24x1024</text:p>
          </table:table-cell>
          <table:table-cell office:value-type="float" office:value="100" calcext:value-type="float">
            <text:p>100</text:p>
          </table:table-cell>
          <table:table-cell office:value-type="float" office:value="2323.35" calcext:value-type="float">
            <text:p>2323,35</text:p>
          </table:table-cell>
          <table:table-cell office:value-type="float" office:value="1.01318" calcext:value-type="float">
            <text:p>1,01318</text:p>
          </table:table-cell>
          <table:table-cell office:value-type="float" office:value="0" calcext:value-type="float">
            <text:p>0</text:p>
          </table:table-cell>
          <table:table-cell office:value-type="float" office:value="1.19533" calcext:value-type="float">
            <text:p>1,19533</text:p>
          </table:table-cell>
          <table:table-cell office:value-type="float" office:value="101.53" calcext:value-type="float">
            <text:p>101,53</text:p>
          </table:table-cell>
          <table:table-cell office:value-type="float" office:value="112.424" calcext:value-type="float">
            <text:p>112,424</text:p>
          </table:table-cell>
          <table:table-cell office:value-type="float" office:value="0" calcext:value-type="float">
            <text:p>0</text:p>
          </table:table-cell>
          <table:table-cell table:formula="of:=[.D27]+[.F27]+[.H27]" office:value-type="float" office:value="114.63251" calcext:value-type="float">
            <text:p>114,63251</text:p>
          </table:table-cell>
          <table:table-cell table:formula="of:=[.E27]+[.G27]+[.I27]" office:value-type="float" office:value="101.53" calcext:value-type="float">
            <text:p>101,53</text:p>
          </table:table-cell>
          <table:table-cell table:formula="of:=[.J27]" office:value-type="float" office:value="114.63251" calcext:value-type="float">
            <text:p>114,63251</text:p>
          </table:table-cell>
          <table:table-cell table:formula="of:=[.K27]" office:value-type="float" office:value="101.53" calcext:value-type="float">
            <text:p>101,53</text:p>
          </table:table-cell>
          <table:table-cell table:formula="of:=[.J28]" office:value-type="float" office:value="1125.50582" calcext:value-type="float">
            <text:p>1125,50582</text:p>
          </table:table-cell>
          <table:table-cell table:formula="of:=[.K28]" office:value-type="float" office:value="1005.34" calcext:value-type="float">
            <text:p>1005,34</text:p>
          </table:table-cell>
          <table:table-cell table:formula="of:=[.J29]" office:value-type="float" office:value="11387.14195" calcext:value-type="float">
            <text:p>11387,14195</text:p>
          </table:table-cell>
          <table:table-cell table:formula="of:=[.K29]" office:value-type="float" office:value="10226.3" calcext:value-type="float">
            <text:p>10226,3</text:p>
          </table:table-cell>
        </table:table-row>
        <table:table-row table:style-name="ro1">
          <table:table-cell office:value-type="string" calcext:value-type="string">
            <text:p>1024x1024</text:p>
          </table:table-cell>
          <table:table-cell office:value-type="float" office:value="1000" calcext:value-type="float">
            <text:p>1000</text:p>
          </table:table-cell>
          <table:table-cell office:value-type="float" office:value="2804.91" calcext:value-type="float">
            <text:p>2804,91</text:p>
          </table:table-cell>
          <table:table-cell office:value-type="float" office:value="1.05843" calcext:value-type="float">
            <text:p>1,05843</text:p>
          </table:table-cell>
          <table:table-cell office:value-type="float" office:value="0" calcext:value-type="float">
            <text:p>0</text:p>
          </table:table-cell>
          <table:table-cell office:value-type="float" office:value="1.14739" calcext:value-type="float">
            <text:p>1,14739</text:p>
          </table:table-cell>
          <table:table-cell office:value-type="float" office:value="1005.34" calcext:value-type="float">
            <text:p>1005,34</text:p>
          </table:table-cell>
          <table:table-cell office:value-type="float" office:value="1123.3" calcext:value-type="float">
            <text:p>1123,3</text:p>
          </table:table-cell>
          <table:table-cell office:value-type="float" office:value="0" calcext:value-type="float">
            <text:p>0</text:p>
          </table:table-cell>
          <table:table-cell table:formula="of:=[.D28]+[.F28]+[.H28]" office:value-type="float" office:value="1125.50582" calcext:value-type="float">
            <text:p>1125,50582</text:p>
          </table:table-cell>
          <table:table-cell table:formula="of:=[.E28]+[.G28]+[.I28]" office:value-type="float" office:value="1005.34" calcext:value-type="float">
            <text:p>1005,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24x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7216.37" calcext:value-type="float">
            <text:p>7216,37</text:p>
          </table:table-cell>
          <table:table-cell office:value-type="float" office:value="1.01984" calcext:value-type="float">
            <text:p>1,01984</text:p>
          </table:table-cell>
          <table:table-cell office:value-type="float" office:value="0" calcext:value-type="float">
            <text:p>0</text:p>
          </table:table-cell>
          <table:table-cell office:value-type="float" office:value="1.12211" calcext:value-type="float">
            <text:p>1,12211</text:p>
          </table:table-cell>
          <table:table-cell office:value-type="float" office:value="10226.3" calcext:value-type="float">
            <text:p>10226,3</text:p>
          </table:table-cell>
          <table:table-cell office:value-type="float" office:value="11385" calcext:value-type="float">
            <text:p>11385</text:p>
          </table:table-cell>
          <table:table-cell office:value-type="float" office:value="0" calcext:value-type="float">
            <text:p>0</text:p>
          </table:table-cell>
          <table:table-cell table:formula="of:=[.D29]+[.F29]+[.H29]" office:value-type="float" office:value="11387.14195" calcext:value-type="float">
            <text:p>11387,14195</text:p>
          </table:table-cell>
          <table:table-cell table:formula="of:=[.E29]+[.G29]+[.I29]" office:value-type="float" office:value="10226.3" calcext:value-type="float">
            <text:p>10226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48x2048</text:p>
          </table:table-cell>
          <table:table-cell office:value-type="float" office:value="100" calcext:value-type="float">
            <text:p>100</text:p>
          </table:table-cell>
          <table:table-cell office:value-type="float" office:value="7371.55" calcext:value-type="float">
            <text:p>7371,55</text:p>
          </table:table-cell>
          <table:table-cell office:value-type="float" office:value="5.11539" calcext:value-type="float">
            <text:p>5,11539</text:p>
          </table:table-cell>
          <table:table-cell office:value-type="float" office:value="0" calcext:value-type="float">
            <text:p>0</text:p>
          </table:table-cell>
          <table:table-cell office:value-type="float" office:value="5.27309" calcext:value-type="float">
            <text:p>5,27309</text:p>
          </table:table-cell>
          <table:table-cell office:value-type="float" office:value="548.343" calcext:value-type="float">
            <text:p>548,343</text:p>
          </table:table-cell>
          <table:table-cell office:value-type="float" office:value="519.039" calcext:value-type="float">
            <text:p>519,039</text:p>
          </table:table-cell>
          <table:table-cell office:value-type="float" office:value="0" calcext:value-type="float">
            <text:p>0</text:p>
          </table:table-cell>
          <table:table-cell table:formula="of:=[.D30]+[.F30]+[.H30]" office:value-type="float" office:value="529.42748" calcext:value-type="float">
            <text:p>529,42748</text:p>
          </table:table-cell>
          <table:table-cell table:formula="of:=[.E30]+[.G30]+[.I30]" office:value-type="float" office:value="548.343" calcext:value-type="float">
            <text:p>548,343</text:p>
          </table:table-cell>
          <table:table-cell table:formula="of:=[.J30]" office:value-type="float" office:value="529.42748" calcext:value-type="float">
            <text:p>529,42748</text:p>
          </table:table-cell>
          <table:table-cell table:formula="of:=[.K30]" office:value-type="float" office:value="548.343" calcext:value-type="float">
            <text:p>548,343</text:p>
          </table:table-cell>
          <table:table-cell table:formula="of:=[.J31]" office:value-type="float" office:value="5099.90722" calcext:value-type="float">
            <text:p>5099,90722</text:p>
          </table:table-cell>
          <table:table-cell table:formula="of:=[.K31]" office:value-type="float" office:value="5065.65" calcext:value-type="float">
            <text:p>5065,65</text:p>
          </table:table-cell>
          <table:table-cell table:formula="of:=[.J32]" office:value-type="float" office:value="51297.88512" calcext:value-type="float">
            <text:p>51297,88512</text:p>
          </table:table-cell>
          <table:table-cell table:formula="of:=[.K32]" office:value-type="float" office:value="50563.3" calcext:value-type="float">
            <text:p>50563,3</text:p>
          </table:table-cell>
        </table:table-row>
        <table:table-row table:style-name="ro1">
          <table:table-cell office:value-type="string" calcext:value-type="string">
            <text:p>2048x2048</text:p>
          </table:table-cell>
          <table:table-cell office:value-type="float" office:value="1000" calcext:value-type="float">
            <text:p>1000</text:p>
          </table:table-cell>
          <table:table-cell office:value-type="float" office:value="8923.48" calcext:value-type="float">
            <text:p>8923,48</text:p>
          </table:table-cell>
          <table:table-cell office:value-type="float" office:value="5.33344" calcext:value-type="float">
            <text:p>5,33344</text:p>
          </table:table-cell>
          <table:table-cell office:value-type="float" office:value="0" calcext:value-type="float">
            <text:p>0</text:p>
          </table:table-cell>
          <table:table-cell office:value-type="float" office:value="5.56378" calcext:value-type="float">
            <text:p>5,56378</text:p>
          </table:table-cell>
          <table:table-cell office:value-type="float" office:value="5065.65" calcext:value-type="float">
            <text:p>5065,65</text:p>
          </table:table-cell>
          <table:table-cell office:value-type="float" office:value="5089.01" calcext:value-type="float">
            <text:p>5089,01</text:p>
          </table:table-cell>
          <table:table-cell office:value-type="float" office:value="0" calcext:value-type="float">
            <text:p>0</text:p>
          </table:table-cell>
          <table:table-cell table:formula="of:=[.D31]+[.F31]+[.H31]" office:value-type="float" office:value="5099.90722" calcext:value-type="float">
            <text:p>5099,90722</text:p>
          </table:table-cell>
          <table:table-cell table:formula="of:=[.E31]+[.G31]+[.I31]" office:value-type="float" office:value="5065.65" calcext:value-type="float">
            <text:p>5065,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48x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24465" calcext:value-type="float">
            <text:p>24465</text:p>
          </table:table-cell>
          <table:table-cell office:value-type="float" office:value="5.02886" calcext:value-type="float">
            <text:p>5,02886</text:p>
          </table:table-cell>
          <table:table-cell office:value-type="float" office:value="0" calcext:value-type="float">
            <text:p>0</text:p>
          </table:table-cell>
          <table:table-cell office:value-type="float" office:value="5.35626" calcext:value-type="float">
            <text:p>5,35626</text:p>
          </table:table-cell>
          <table:table-cell office:value-type="float" office:value="50563.3" calcext:value-type="float">
            <text:p>50563,3</text:p>
          </table:table-cell>
          <table:table-cell office:value-type="float" office:value="51287.5" calcext:value-type="float">
            <text:p>51287,5</text:p>
          </table:table-cell>
          <table:table-cell office:value-type="float" office:value="0" calcext:value-type="float">
            <text:p>0</text:p>
          </table:table-cell>
          <table:table-cell table:formula="of:=[.D32]+[.F32]+[.H32]" office:value-type="float" office:value="51297.88512" calcext:value-type="float">
            <text:p>51297,88512</text:p>
          </table:table-cell>
          <table:table-cell table:formula="of:=[.E32]+[.G32]+[.I32]" office:value-type="float" office:value="50563.3" calcext:value-type="float">
            <text:p>50563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96x4096</text:p>
          </table:table-cell>
          <table:table-cell office:value-type="float" office:value="100" calcext:value-type="float">
            <text:p>100</text:p>
          </table:table-cell>
          <table:table-cell office:value-type="float" office:value="25355.5" calcext:value-type="float">
            <text:p>25355,5</text:p>
          </table:table-cell>
          <table:table-cell office:value-type="float" office:value="20.8679" calcext:value-type="float">
            <text:p>20,8679</text:p>
          </table:table-cell>
          <table:table-cell office:value-type="float" office:value="0" calcext:value-type="float">
            <text:p>0</text:p>
          </table:table-cell>
          <table:table-cell office:value-type="float" office:value="20.0622" calcext:value-type="float">
            <text:p>20,0622</text:p>
          </table:table-cell>
          <table:table-cell office:value-type="float" office:value="2221.2" calcext:value-type="float">
            <text:p>2221,2</text:p>
          </table:table-cell>
          <table:table-cell office:value-type="float" office:value="2113.41" calcext:value-type="float">
            <text:p>2113,41</text:p>
          </table:table-cell>
          <table:table-cell office:value-type="float" office:value="0" calcext:value-type="float">
            <text:p>0</text:p>
          </table:table-cell>
          <table:table-cell table:formula="of:=[.D33]+[.F33]+[.H33]" office:value-type="float" office:value="2154.3401" calcext:value-type="float">
            <text:p>2154,3401</text:p>
          </table:table-cell>
          <table:table-cell table:formula="of:=[.E33]+[.G33]+[.I33]" office:value-type="float" office:value="2221.2" calcext:value-type="float">
            <text:p>2221,2</text:p>
          </table:table-cell>
          <table:table-cell table:formula="of:=[.J33]" office:value-type="float" office:value="2154.3401" calcext:value-type="float">
            <text:p>2154,3401</text:p>
          </table:table-cell>
          <table:table-cell table:formula="of:=[.K33]" office:value-type="float" office:value="2221.2" calcext:value-type="float">
            <text:p>2221,2</text:p>
          </table:table-cell>
          <table:table-cell table:formula="of:=[.J34]" office:value-type="float" office:value="20577.8735" calcext:value-type="float">
            <text:p>20577,8735</text:p>
          </table:table-cell>
          <table:table-cell table:formula="of:=[.K34]" office:value-type="float" office:value="21939.4" calcext:value-type="float">
            <text:p>21939,4</text:p>
          </table:table-cell>
          <table:table-cell table:formula="of:=[.J35]" office:value-type="float" office:value="39.199648" calcext:value-type="float">
            <text:p>39,199648</text:p>
          </table:table-cell>
          <table:table-cell table:formula="of:=[.K35]" office:value-type="float" office:value="28.7882" calcext:value-type="float">
            <text:p>28,7882</text:p>
          </table:table-cell>
        </table:table-row>
        <table:table-row table:style-name="ro1">
          <table:table-cell office:value-type="string" calcext:value-type="string">
            <text:p>4096x4096</text:p>
          </table:table-cell>
          <table:table-cell office:value-type="float" office:value="1000" calcext:value-type="float">
            <text:p>1000</text:p>
          </table:table-cell>
          <table:table-cell office:value-type="float" office:value="34671.3" calcext:value-type="float">
            <text:p>34671,3</text:p>
          </table:table-cell>
          <table:table-cell office:value-type="float" office:value="22.094" calcext:value-type="float">
            <text:p>22,094</text:p>
          </table:table-cell>
          <table:table-cell office:value-type="float" office:value="0" calcext:value-type="float">
            <text:p>0</text:p>
          </table:table-cell>
          <table:table-cell office:value-type="float" office:value="17.7795" calcext:value-type="float">
            <text:p>17,7795</text:p>
          </table:table-cell>
          <table:table-cell office:value-type="float" office:value="21939.4" calcext:value-type="float">
            <text:p>21939,4</text:p>
          </table:table-cell>
          <table:table-cell office:value-type="float" office:value="20538" calcext:value-type="float">
            <text:p>20538</text:p>
          </table:table-cell>
          <table:table-cell office:value-type="float" office:value="0" calcext:value-type="float">
            <text:p>0</text:p>
          </table:table-cell>
          <table:table-cell table:formula="of:=[.D34]+[.F34]+[.H34]" office:value-type="float" office:value="20577.8735" calcext:value-type="float">
            <text:p>20577,8735</text:p>
          </table:table-cell>
          <table:table-cell table:formula="of:=[.E34]+[.G34]+[.I34]" office:value-type="float" office:value="21939.4" calcext:value-type="float">
            <text:p>21939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96x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24446.8" calcext:value-type="float">
            <text:p>24446,8</text:p>
          </table:table-cell>
          <table:table-cell office:value-type="float" office:value="19.6889" calcext:value-type="float">
            <text:p>19,6889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0" calcext:value-type="float">
            <text:p>0</text:p>
          </table:table-cell>
          <table:table-cell office:value-type="float" office:value="19.5087" calcext:value-type="float">
            <text:p>19,5087</text:p>
          </table:table-cell>
          <table:table-cell office:value-type="float" office:value="28.7882" calcext:value-type="float">
            <text:p>28,7882</text:p>
          </table:table-cell>
          <table:table-cell table:formula="of:=[.D35]+[.F35]+[.H35]" office:value-type="float" office:value="39.199648" calcext:value-type="float">
            <text:p>39,199648</text:p>
          </table:table-cell>
          <table:table-cell table:formula="of:=[.E35]+[.G35]+[.I35]" office:value-type="float" office:value="28.7882" calcext:value-type="float">
            <text:p>28,7882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PS3-1_gpu'.A2:'PS3-1_gpu'.K35" table:display-filter-buttons="true" table:orientation="column">
          <table:filter>
            <table:filter-and>
              <table:filter-condition table:field-number="0" table:value="100" table:operator="="/>
              <table:filter-condition table:field-number="-1" table:value="16x16" table:operator="=">
                <table:filter-set-item table:value="16x16"/>
                <table:filter-set-item table:value="128x128"/>
                <table:filter-set-item table:value="256x256"/>
                <table:filter-set-item table:value="8x8"/>
                <table:filter-set-item table:value="32x32"/>
                <table:filter-set-item table:value="4x4"/>
                <table:filter-set-item table:value="512x512"/>
                <table:filter-set-item table:value="64x64"/>
              </table:filter-condition>
            </table:filter-and>
          </table:filter>
        </table:database-range>
        <table:database-range table:name="__Anonymous_Sheet_DB__1" table:target-range-address="'PS3-2_gpu_'.A2:'PS3-2_gpu_'.K3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2" loext:min-decimal-places="2" number:min-integer-digits="1"/>
      <number:text> ms</number:text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6" loext:min-decimal-places="6" number:min-integer-digits="1" number:grouping="true"/>
    </number:number-style>
    <number:number-style style:name="N113">
      <number:number number:decimal-places="5" loext:min-decimal-places="5" number:min-integer-digits="1"/>
    </number:number-style>
    <number:number-style style:name="N10111" number:language="en" number:country="GB">
      <number:number number:decimal-places="3" loext:min-decimal-places="3"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.00.0000</text:date>, <text:time style:data-style-name="N2" text:time-value="23:52:18.584912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1:51:04.568718609</meta:creation-date>
    <dc:date>2016-11-07T00:28:09.233370532</dc:date>
    <meta:editing-duration>PT2H5M48S</meta:editing-duration>
    <meta:editing-cycles>9</meta:editing-cycles>
    <meta:generator>LibreOffice/5.2.3.3$Linux_X86_64 LibreOffice_project/20m0$Build-3</meta:generator>
    <meta:document-statistic meta:table-count="2" meta:cell-count="89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75cm" svg:y="4.197cm" style:legend-expansion="high" chart:style-name="ch2"/>
        <chart:plot-area chart:style-name="ch3" table:cell-range-address="'PS3-2_gpu_'.A3:'PS3-2_gpu_'.A35 'PS3-2_gpu_'.C2:'PS3-2_gpu_'.C35" chart:data-source-has-labels="both" svg:x="0.32cm" svg:y="0.18cm" svg:width="13.035cm" svg:height="8.64cm">
          <chartooo:coordinate-region svg:x="1.581cm" svg:y="0.18cm" svg:width="11.631cm" svg:height="6.635cm"/>
          <chart:axis chart:dimension="x" chart:name="primary-x" chart:style-name="ch4" chartooo:axis-type="auto">
            <chartooo:date-scale/>
            <chart:categories table:cell-range-address="'PS3-2_gpu_'.A3:'PS3-2_gpu_'.A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S3-2_gpu_'.C3:'PS3-2_gpu_'.C35" chart:label-cell-address="'PS3-2_gpu_'.C2:'PS3-2_gpu_'.C2" chart:class="chart:line"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</text:p>
                <draw:g>
                  <svg:desc>'PS3-2_gpu_'.C2:'PS3-2_gpu_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2_gpu_'.A3:'PS3-2_gpu_'.A35</svg:desc>
                </draw:g>
              </table:table-cell>
              <table:table-cell office:value-type="float" office:value="0.53088">
                <text:p>0.53088</text:p>
                <draw:g>
                  <svg:desc>'PS3-2_gpu_'.C3:'PS3-2_gpu_'.C35</svg:desc>
                </draw:g>
              </table:table-cell>
            </table:table-row>
            <table:table-row>
              <table:table-cell office:value-type="string">
                <text:p>4x4</text:p>
              </table:table-cell>
              <table:table-cell office:value-type="float" office:value="5.488">
                <text:p>5.488</text:p>
              </table:table-cell>
            </table:table-row>
            <table:table-row>
              <table:table-cell office:value-type="string">
                <text:p>4x4</text:p>
              </table:table-cell>
              <table:table-cell office:value-type="float" office:value="54.7409">
                <text:p>54.7409</text:p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55.2494">
                <text:p>55.2494</text:p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60.2013">
                <text:p>60.2013</text:p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110.106">
                <text:p>110.106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110.625">
                <text:p>110.625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115.812">
                <text:p>115.812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167.597">
                <text:p>167.597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168.174">
                <text:p>168.174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173.61">
                <text:p>173.61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227.86">
                <text:p>227.86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228.526">
                <text:p>228.526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235.12">
                <text:p>235.12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300.299">
                <text:p>300.299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301.503">
                <text:p>301.503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313.542">
                <text:p>313.542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434.321">
                <text:p>434.321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438.024">
                <text:p>438.024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476.203">
                <text:p>476.203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846.514">
                <text:p>846.514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859.777">
                <text:p>859.777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992.238">
                <text:p>992.238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2274.49">
                <text:p>2274.49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2323.35">
                <text:p>2323.35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2804.91">
                <text:p>2804.91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7216.37">
                <text:p>7216.37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7371.55">
                <text:p>7371.55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8923.48">
                <text:p>8923.48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24465">
                <text:p>24465</text:p>
              </table:table-cell>
            </table:table-row>
            <table:table-row>
              <table:table-cell office:value-type="string">
                <text:p>4096x4096</text:p>
              </table:table-cell>
              <table:table-cell office:value-type="float" office:value="25355.5">
                <text:p>25355.5</text:p>
              </table:table-cell>
            </table:table-row>
            <table:table-row>
              <table:table-cell office:value-type="string">
                <text:p>4096x4096</text:p>
              </table:table-cell>
              <table:table-cell office:value-type="float" office:value="34671.3">
                <text:p>34671.3</text:p>
              </table:table-cell>
            </table:table-row>
            <table:table-row>
              <table:table-cell office:value-type="string">
                <text:p>4096x4096</text:p>
              </table:table-cell>
              <table:table-cell office:value-type="float" office:value="24446.8">
                <text:p>24446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75cm" svg:y="4.197cm" style:legend-expansion="high" chart:style-name="ch2"/>
        <chart:plot-area chart:style-name="ch3" table:cell-range-address="'PS3-1_gpu'.A3:'PS3-1_gpu'.A35 'PS3-1_gpu'.C2:'PS3-1_gpu'.C35" chart:data-source-has-labels="both" svg:x="0.32cm" svg:y="0.18cm" svg:width="13.035cm" svg:height="8.64cm">
          <chartooo:coordinate-region svg:x="1.177cm" svg:y="0.384cm" svg:width="11.282cm" svg:height="7.781cm"/>
          <chart:axis chart:dimension="x" chart:name="primary-x" chart:style-name="ch4" chartooo:axis-type="auto">
            <chartooo:date-scale/>
            <chart:categories table:cell-range-address="'PS3-1_gpu'.A3:'PS3-1_gpu'.A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S3-1_gpu'.C3:'PS3-1_gpu'.C35" chart:label-cell-address="'PS3-1_gpu'.C2:'PS3-1_gpu'.C2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</text:p>
                <draw:g>
                  <svg:desc>'PS3-1_gpu'.C2:'PS3-1_gpu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1_gpu'.A3:'PS3-1_gpu'.A35</svg:desc>
                </draw:g>
              </table:table-cell>
              <table:table-cell office:value-type="float" office:value="0.53088">
                <text:p>0.53088</text:p>
                <draw:g>
                  <svg:desc>'PS3-1_gpu'.C3:'PS3-1_gpu'.C35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55.2494">
                <text:p>55.2494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110.625">
                <text:p>110.625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168.174">
                <text:p>168.174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228.526">
                <text:p>228.526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301.503">
                <text:p>301.503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438.024">
                <text:p>438.024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859.777">
                <text:p>859.7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002cm" xlink:href=".." xlink:type="simple" chart:class="chart:line" chart:style-name="ch1">
        <chart:legend chart:legend-position="end" svg:x="13.578cm" svg:y="2.933cm" style:legend-expansion="high" chart:style-name="ch2"/>
        <chart:plot-area chart:style-name="ch3" table:cell-range-address="'PS3-1_gpu'.A3:'PS3-1_gpu'.A33 'PS3-1_gpu'.L2:'PS3-1_gpu'.Q33" chart:data-source-has-labels="both" svg:x="0.319cm" svg:y="0.18cm" svg:width="12.94cm" svg:height="8.642cm">
          <chartooo:coordinate-region svg:x="1.176cm" svg:y="0.383cm" svg:width="11.187cm" svg:height="7.784cm"/>
          <chart:axis chart:dimension="x" chart:name="primary-x" chart:style-name="ch4" chartooo:axis-type="auto">
            <chartooo:date-scale/>
            <chart:categories table:cell-range-address="'PS3-1_gpu'.A3:'PS3-1_gpu'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S3-1_gpu'.L3:'PS3-1_gpu'.L33" chart:label-cell-address="'PS3-1_gpu'.L2:'PS3-1_gpu'.L2" chart:class="chart:line">
            <chart:data-point chart:repeated="8"/>
          </chart:series>
          <chart:series chart:style-name="ch7" chart:values-cell-range-address="'PS3-1_gpu'.M3:'PS3-1_gpu'.M33" chart:label-cell-address="'PS3-1_gpu'.M2:'PS3-1_gpu'.M2" chart:class="chart:line">
            <chart:data-point chart:repeated="8"/>
          </chart:series>
          <chart:series chart:style-name="ch8" chart:values-cell-range-address="'PS3-1_gpu'.N3:'PS3-1_gpu'.N33" chart:label-cell-address="'PS3-1_gpu'.N2:'PS3-1_gpu'.N2" chart:class="chart:line">
            <chart:data-point chart:repeated="8"/>
          </chart:series>
          <chart:series chart:style-name="ch9" chart:values-cell-range-address="'PS3-1_gpu'.O3:'PS3-1_gpu'.O33" chart:label-cell-address="'PS3-1_gpu'.O2:'PS3-1_gpu'.O2" chart:class="chart:line">
            <chart:data-point chart:repeated="8"/>
          </chart:series>
          <chart:series chart:style-name="ch10" chart:values-cell-range-address="'PS3-1_gpu'.P3:'PS3-1_gpu'.P33" chart:label-cell-address="'PS3-1_gpu'.P2:'PS3-1_gpu'.P2" chart:class="chart:line">
            <chart:data-point chart:repeated="8"/>
          </chart:series>
          <chart:series chart:style-name="ch11" chart:values-cell-range-address="'PS3-1_gpu'.Q3:'PS3-1_gpu'.Q33" chart:label-cell-address="'PS3-1_gpu'.Q2:'PS3-1_gpu'.Q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w</text:p>
                <draw:g>
                  <svg:desc>'PS3-1_gpu'.L2:'PS3-1_gpu'.L2</svg:desc>
                </draw:g>
              </table:table-cell>
              <table:table-cell office:value-type="string">
                <text:p>10r</text:p>
                <draw:g>
                  <svg:desc>'PS3-1_gpu'.M2:'PS3-1_gpu'.M2</svg:desc>
                </draw:g>
              </table:table-cell>
              <table:table-cell office:value-type="string">
                <text:p>100w</text:p>
                <draw:g>
                  <svg:desc>'PS3-1_gpu'.N2:'PS3-1_gpu'.N2</svg:desc>
                </draw:g>
              </table:table-cell>
              <table:table-cell office:value-type="string">
                <text:p>100r</text:p>
                <draw:g>
                  <svg:desc>'PS3-1_gpu'.O2:'PS3-1_gpu'.O2</svg:desc>
                </draw:g>
              </table:table-cell>
              <table:table-cell office:value-type="string">
                <text:p>1000w</text:p>
                <draw:g>
                  <svg:desc>'PS3-1_gpu'.P2:'PS3-1_gpu'.P2</svg:desc>
                </draw:g>
              </table:table-cell>
              <table:table-cell office:value-type="string">
                <text:p>1000r</text:p>
                <draw:g>
                  <svg:desc>'PS3-1_gpu'.Q2:'PS3-1_gpu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1_gpu'.A3:'PS3-1_gpu'.A33</svg:desc>
                </draw:g>
              </table:table-cell>
              <table:table-cell office:value-type="float" office:value="0.08448">
                <text:p>0.08448</text:p>
                <draw:g>
                  <svg:desc>'PS3-1_gpu'.L3:'PS3-1_gpu'.L33</svg:desc>
                </draw:g>
              </table:table-cell>
              <table:table-cell office:value-type="float" office:value="0.094208">
                <text:p>0.094208</text:p>
                <draw:g>
                  <svg:desc>'PS3-1_gpu'.M3:'PS3-1_gpu'.M33</svg:desc>
                </draw:g>
              </table:table-cell>
              <table:table-cell office:value-type="float" office:value="0.749664">
                <text:p>0.749664</text:p>
                <draw:g>
                  <svg:desc>'PS3-1_gpu'.N3:'PS3-1_gpu'.N33</svg:desc>
                </draw:g>
              </table:table-cell>
              <table:table-cell office:value-type="float" office:value="0.93024">
                <text:p>0.93024</text:p>
                <draw:g>
                  <svg:desc>'PS3-1_gpu'.O3:'PS3-1_gpu'.O33</svg:desc>
                </draw:g>
              </table:table-cell>
              <table:table-cell office:value-type="float" office:value="7.524894">
                <text:p>7.524894</text:p>
                <draw:g>
                  <svg:desc>'PS3-1_gpu'.P3:'PS3-1_gpu'.P33</svg:desc>
                </draw:g>
              </table:table-cell>
              <table:table-cell office:value-type="float" office:value="9.4097">
                <text:p>9.4097</text:p>
                <draw:g>
                  <svg:desc>'PS3-1_gpu'.Q3:'PS3-1_gpu'.Q33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0.07872">
                <text:p>0.07872</text:p>
              </table:table-cell>
              <table:table-cell office:value-type="float" office:value="0.094816">
                <text:p>0.094816</text:p>
              </table:table-cell>
              <table:table-cell office:value-type="float" office:value="0.748">
                <text:p>0.748</text:p>
              </table:table-cell>
              <table:table-cell office:value-type="float" office:value="0.96192">
                <text:p>0.96192</text:p>
              </table:table-cell>
              <table:table-cell office:value-type="float" office:value="7.63686">
                <text:p>7.63686</text:p>
              </table:table-cell>
              <table:table-cell office:value-type="float" office:value="9.49363">
                <text:p>9.49363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0.083584">
                <text:p>0.083584</text:p>
              </table:table-cell>
              <table:table-cell office:value-type="float" office:value="0.098784">
                <text:p>0.098784</text:p>
              </table:table-cell>
              <table:table-cell office:value-type="float" office:value="0.816992">
                <text:p>0.816992</text:p>
              </table:table-cell>
              <table:table-cell office:value-type="float" office:value="0.960576">
                <text:p>0.960576</text:p>
              </table:table-cell>
              <table:table-cell office:value-type="float" office:value="8.184706">
                <text:p>8.184706</text:p>
              </table:table-cell>
              <table:table-cell office:value-type="float" office:value="9.75987">
                <text:p>9.75987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0.112864">
                <text:p>0.112864</text:p>
              </table:table-cell>
              <table:table-cell office:value-type="float" office:value="0.106688">
                <text:p>0.106688</text:p>
              </table:table-cell>
              <table:table-cell office:value-type="float" office:value="1.108734">
                <text:p>1.108734</text:p>
              </table:table-cell>
              <table:table-cell office:value-type="float" office:value="1.07126">
                <text:p>1.07126</text:p>
              </table:table-cell>
              <table:table-cell office:value-type="float" office:value="10.974348">
                <text:p>10.974348</text:p>
              </table:table-cell>
              <table:table-cell office:value-type="float" office:value="10.6553">
                <text:p>10.6553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0.231424">
                <text:p>0.231424</text:p>
              </table:table-cell>
              <table:table-cell office:value-type="float" office:value="0.2848">
                <text:p>0.2848</text:p>
              </table:table-cell>
              <table:table-cell office:value-type="float" office:value="2.221086">
                <text:p>2.221086</text:p>
              </table:table-cell>
              <table:table-cell office:value-type="float" office:value="2.86614">
                <text:p>2.86614</text:p>
              </table:table-cell>
              <table:table-cell office:value-type="float" office:value="22.315096">
                <text:p>22.315096</text:p>
              </table:table-cell>
              <table:table-cell office:value-type="float" office:value="28.9257">
                <text:p>28.9257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0.974848">
                <text:p>0.974848</text:p>
              </table:table-cell>
              <table:table-cell office:value-type="float" office:value="1.04445">
                <text:p>1.04445</text:p>
              </table:table-cell>
              <table:table-cell office:value-type="float" office:value="9.474052">
                <text:p>9.474052</text:p>
              </table:table-cell>
              <table:table-cell office:value-type="float" office:value="10.3792">
                <text:p>10.3792</text:p>
              </table:table-cell>
              <table:table-cell office:value-type="float" office:value="94.228432">
                <text:p>94.228432</text:p>
              </table:table-cell>
              <table:table-cell office:value-type="float" office:value="103.936">
                <text:p>103.936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5.007136">
                <text:p>5.007136</text:p>
              </table:table-cell>
              <table:table-cell office:value-type="float" office:value="4.09459">
                <text:p>4.09459</text:p>
              </table:table-cell>
              <table:table-cell office:value-type="float" office:value="48.786148">
                <text:p>48.786148</text:p>
              </table:table-cell>
              <table:table-cell office:value-type="float" office:value="40.9684">
                <text:p>40.9684</text:p>
              </table:table-cell>
              <table:table-cell office:value-type="float" office:value="486.377184">
                <text:p>486.377184</text:p>
              </table:table-cell>
              <table:table-cell office:value-type="float" office:value="410.294">
                <text:p>410.294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19.575788">
                <text:p>19.575788</text:p>
              </table:table-cell>
              <table:table-cell office:value-type="float" office:value="16.3098">
                <text:p>16.3098</text:p>
              </table:table-cell>
              <table:table-cell office:value-type="float" office:value="190.823184">
                <text:p>190.823184</text:p>
              </table:table-cell>
              <table:table-cell office:value-type="float" office:value="163.659">
                <text:p>163.659</text:p>
              </table:table-cell>
              <table:table-cell office:value-type="float" office:value="1901.241088">
                <text:p>1901.241088</text:p>
              </table:table-cell>
              <table:table-cell office:value-type="float" office:value="1633.45">
                <text:p>1633.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002cm" xlink:href=".." xlink:type="simple" chart:class="chart:line" chart:style-name="ch1">
        <chart:legend chart:legend-position="end" svg:x="13.578cm" svg:y="2.933cm" style:legend-expansion="high" chart:style-name="ch2"/>
        <chart:plot-area chart:style-name="ch3" table:cell-range-address="'PS3-2_gpu_'.A3:'PS3-2_gpu_'.A33 'PS3-2_gpu_'.L2:'PS3-2_gpu_'.Q33" chart:data-source-has-labels="both" svg:x="0.319cm" svg:y="0.18cm" svg:width="12.94cm" svg:height="8.642cm">
          <chartooo:coordinate-region svg:x="1.58cm" svg:y="0.18cm" svg:width="11.537cm" svg:height="6.637cm"/>
          <chart:axis chart:dimension="x" chart:name="primary-x" chart:style-name="ch4" chartooo:axis-type="auto">
            <chartooo:date-scale/>
            <chart:categories table:cell-range-address="'PS3-2_gpu_'.A3:'PS3-2_gpu_'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S3-2_gpu_'.L3:'PS3-2_gpu_'.L33" chart:label-cell-address="'PS3-2_gpu_'.L2:'PS3-2_gpu_'.L2" chart:class="chart:line">
            <chart:data-point chart:repeated="31"/>
          </chart:series>
          <chart:series chart:style-name="ch7" chart:values-cell-range-address="'PS3-2_gpu_'.M3:'PS3-2_gpu_'.M33" chart:label-cell-address="'PS3-2_gpu_'.M2:'PS3-2_gpu_'.M2" chart:class="chart:line">
            <chart:data-point chart:repeated="31"/>
          </chart:series>
          <chart:series chart:style-name="ch8" chart:values-cell-range-address="'PS3-2_gpu_'.N3:'PS3-2_gpu_'.N33" chart:label-cell-address="'PS3-2_gpu_'.N2:'PS3-2_gpu_'.N2" chart:class="chart:line">
            <chart:data-point chart:repeated="31"/>
          </chart:series>
          <chart:series chart:style-name="ch9" chart:values-cell-range-address="'PS3-2_gpu_'.O3:'PS3-2_gpu_'.O33" chart:label-cell-address="'PS3-2_gpu_'.O2:'PS3-2_gpu_'.O2" chart:class="chart:line">
            <chart:data-point chart:repeated="31"/>
          </chart:series>
          <chart:series chart:style-name="ch10" chart:values-cell-range-address="'PS3-2_gpu_'.P3:'PS3-2_gpu_'.P33" chart:label-cell-address="'PS3-2_gpu_'.P2:'PS3-2_gpu_'.P2" chart:class="chart:line">
            <chart:data-point chart:repeated="31"/>
          </chart:series>
          <chart:series chart:style-name="ch11" chart:values-cell-range-address="'PS3-2_gpu_'.Q3:'PS3-2_gpu_'.Q33" chart:label-cell-address="'PS3-2_gpu_'.Q2:'PS3-2_gpu_'.Q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w</text:p>
                <draw:g>
                  <svg:desc>'PS3-2_gpu_'.L2:'PS3-2_gpu_'.L2</svg:desc>
                </draw:g>
              </table:table-cell>
              <table:table-cell office:value-type="string">
                <text:p>10r</text:p>
                <draw:g>
                  <svg:desc>'PS3-2_gpu_'.M2:'PS3-2_gpu_'.M2</svg:desc>
                </draw:g>
              </table:table-cell>
              <table:table-cell office:value-type="string">
                <text:p>100w</text:p>
                <draw:g>
                  <svg:desc>'PS3-2_gpu_'.N2:'PS3-2_gpu_'.N2</svg:desc>
                </draw:g>
              </table:table-cell>
              <table:table-cell office:value-type="string">
                <text:p>100r</text:p>
                <draw:g>
                  <svg:desc>'PS3-2_gpu_'.O2:'PS3-2_gpu_'.O2</svg:desc>
                </draw:g>
              </table:table-cell>
              <table:table-cell office:value-type="string">
                <text:p>1000w</text:p>
                <draw:g>
                  <svg:desc>'PS3-2_gpu_'.P2:'PS3-2_gpu_'.P2</svg:desc>
                </draw:g>
              </table:table-cell>
              <table:table-cell office:value-type="string">
                <text:p>1000r</text:p>
                <draw:g>
                  <svg:desc>'PS3-2_gpu_'.Q2:'PS3-2_gpu_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2_gpu_'.A3:'PS3-2_gpu_'.A33</svg:desc>
                </draw:g>
              </table:table-cell>
              <table:table-cell office:value-type="float" office:value="0.08448">
                <text:p>0.08448</text:p>
                <draw:g>
                  <svg:desc>'PS3-2_gpu_'.L3:'PS3-2_gpu_'.L33</svg:desc>
                </draw:g>
              </table:table-cell>
              <table:table-cell office:value-type="float" office:value="0.094208">
                <text:p>0.094208</text:p>
                <draw:g>
                  <svg:desc>'PS3-2_gpu_'.M3:'PS3-2_gpu_'.M33</svg:desc>
                </draw:g>
              </table:table-cell>
              <table:table-cell office:value-type="float" office:value="0.749664">
                <text:p>0.749664</text:p>
                <draw:g>
                  <svg:desc>'PS3-2_gpu_'.N3:'PS3-2_gpu_'.N33</svg:desc>
                </draw:g>
              </table:table-cell>
              <table:table-cell office:value-type="float" office:value="0.93024">
                <text:p>0.93024</text:p>
                <draw:g>
                  <svg:desc>'PS3-2_gpu_'.O3:'PS3-2_gpu_'.O33</svg:desc>
                </draw:g>
              </table:table-cell>
              <table:table-cell office:value-type="float" office:value="7.524894">
                <text:p>7.524894</text:p>
                <draw:g>
                  <svg:desc>'PS3-2_gpu_'.P3:'PS3-2_gpu_'.P33</svg:desc>
                </draw:g>
              </table:table-cell>
              <table:table-cell office:value-type="float" office:value="9.4097">
                <text:p>9.4097</text:p>
                <draw:g>
                  <svg:desc>'PS3-2_gpu_'.Q3:'PS3-2_gpu_'.Q33</svg:desc>
                </draw:g>
              </table:table-cell>
            </table:table-row>
            <table:table-row>
              <table:table-cell office:value-type="string">
                <text:p>4x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x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0.07872">
                <text:p>0.07872</text:p>
              </table:table-cell>
              <table:table-cell office:value-type="float" office:value="0.094816">
                <text:p>0.094816</text:p>
              </table:table-cell>
              <table:table-cell office:value-type="float" office:value="0.748">
                <text:p>0.748</text:p>
              </table:table-cell>
              <table:table-cell office:value-type="float" office:value="0.96192">
                <text:p>0.96192</text:p>
              </table:table-cell>
              <table:table-cell office:value-type="float" office:value="7.63686">
                <text:p>7.63686</text:p>
              </table:table-cell>
              <table:table-cell office:value-type="float" office:value="9.49363">
                <text:p>9.49363</text:p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0.083584">
                <text:p>0.083584</text:p>
              </table:table-cell>
              <table:table-cell office:value-type="float" office:value="0.098784">
                <text:p>0.098784</text:p>
              </table:table-cell>
              <table:table-cell office:value-type="float" office:value="0.816992">
                <text:p>0.816992</text:p>
              </table:table-cell>
              <table:table-cell office:value-type="float" office:value="0.960576">
                <text:p>0.960576</text:p>
              </table:table-cell>
              <table:table-cell office:value-type="float" office:value="8.184706">
                <text:p>8.184706</text:p>
              </table:table-cell>
              <table:table-cell office:value-type="float" office:value="9.75987">
                <text:p>9.75987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0.112864">
                <text:p>0.112864</text:p>
              </table:table-cell>
              <table:table-cell office:value-type="float" office:value="0.106688">
                <text:p>0.106688</text:p>
              </table:table-cell>
              <table:table-cell office:value-type="float" office:value="1.108734">
                <text:p>1.108734</text:p>
              </table:table-cell>
              <table:table-cell office:value-type="float" office:value="1.07126">
                <text:p>1.07126</text:p>
              </table:table-cell>
              <table:table-cell office:value-type="float" office:value="10.974348">
                <text:p>10.974348</text:p>
              </table:table-cell>
              <table:table-cell office:value-type="float" office:value="10.6553">
                <text:p>10.6553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0.231424">
                <text:p>0.231424</text:p>
              </table:table-cell>
              <table:table-cell office:value-type="float" office:value="0.2848">
                <text:p>0.2848</text:p>
              </table:table-cell>
              <table:table-cell office:value-type="float" office:value="2.221086">
                <text:p>2.221086</text:p>
              </table:table-cell>
              <table:table-cell office:value-type="float" office:value="2.86614">
                <text:p>2.86614</text:p>
              </table:table-cell>
              <table:table-cell office:value-type="float" office:value="22.315096">
                <text:p>22.315096</text:p>
              </table:table-cell>
              <table:table-cell office:value-type="float" office:value="28.9257">
                <text:p>28.9257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0.974848">
                <text:p>0.974848</text:p>
              </table:table-cell>
              <table:table-cell office:value-type="float" office:value="1.04445">
                <text:p>1.04445</text:p>
              </table:table-cell>
              <table:table-cell office:value-type="float" office:value="9.474052">
                <text:p>9.474052</text:p>
              </table:table-cell>
              <table:table-cell office:value-type="float" office:value="10.3792">
                <text:p>10.3792</text:p>
              </table:table-cell>
              <table:table-cell office:value-type="float" office:value="94.228432">
                <text:p>94.228432</text:p>
              </table:table-cell>
              <table:table-cell office:value-type="float" office:value="103.936">
                <text:p>103.936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5.007136">
                <text:p>5.007136</text:p>
              </table:table-cell>
              <table:table-cell office:value-type="float" office:value="4.09459">
                <text:p>4.09459</text:p>
              </table:table-cell>
              <table:table-cell office:value-type="float" office:value="48.786148">
                <text:p>48.786148</text:p>
              </table:table-cell>
              <table:table-cell office:value-type="float" office:value="40.9684">
                <text:p>40.9684</text:p>
              </table:table-cell>
              <table:table-cell office:value-type="float" office:value="486.377184">
                <text:p>486.377184</text:p>
              </table:table-cell>
              <table:table-cell office:value-type="float" office:value="410.294">
                <text:p>410.294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19.575788">
                <text:p>19.575788</text:p>
              </table:table-cell>
              <table:table-cell office:value-type="float" office:value="16.3098">
                <text:p>16.3098</text:p>
              </table:table-cell>
              <table:table-cell office:value-type="float" office:value="190.823184">
                <text:p>190.823184</text:p>
              </table:table-cell>
              <table:table-cell office:value-type="float" office:value="163.659">
                <text:p>163.659</text:p>
              </table:table-cell>
              <table:table-cell office:value-type="float" office:value="1901.241088">
                <text:p>1901.241088</text:p>
              </table:table-cell>
              <table:table-cell office:value-type="float" office:value="1633.45">
                <text:p>1633.45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114.63251">
                <text:p>114.63251</text:p>
              </table:table-cell>
              <table:table-cell office:value-type="float" office:value="101.53">
                <text:p>101.53</text:p>
              </table:table-cell>
              <table:table-cell office:value-type="float" office:value="1125.50582">
                <text:p>1125.50582</text:p>
              </table:table-cell>
              <table:table-cell office:value-type="float" office:value="1005.34">
                <text:p>1005.34</text:p>
              </table:table-cell>
              <table:table-cell office:value-type="float" office:value="11387.14195">
                <text:p>11387.14195</text:p>
              </table:table-cell>
              <table:table-cell office:value-type="float" office:value="10226.3">
                <text:p>10226.3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529.42748">
                <text:p>529.42748</text:p>
              </table:table-cell>
              <table:table-cell office:value-type="float" office:value="548.343">
                <text:p>548.343</text:p>
              </table:table-cell>
              <table:table-cell office:value-type="float" office:value="5099.90722">
                <text:p>5099.90722</text:p>
              </table:table-cell>
              <table:table-cell office:value-type="float" office:value="5065.65">
                <text:p>5065.65</text:p>
              </table:table-cell>
              <table:table-cell office:value-type="float" office:value="51297.88512">
                <text:p>51297.88512</text:p>
              </table:table-cell>
              <table:table-cell office:value-type="float" office:value="50563.3">
                <text:p>50563.3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x4096</text:p>
              </table:table-cell>
              <table:table-cell office:value-type="float" office:value="2154.3401">
                <text:p>2154.3401</text:p>
              </table:table-cell>
              <table:table-cell office:value-type="float" office:value="2221.2">
                <text:p>2221.2</text:p>
              </table:table-cell>
              <table:table-cell office:value-type="float" office:value="20577.8735">
                <text:p>20577.8735</text:p>
              </table:table-cell>
              <table:table-cell office:value-type="float" office:value="21939.4">
                <text:p>21939.4</text:p>
              </table:table-cell>
              <table:table-cell office:value-type="float" office:value="39.199648">
                <text:p>39.199648</text:p>
              </table:table-cell>
              <table:table-cell office:value-type="float" office:value="28.7882">
                <text:p>28.78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